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1.8256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8e86ae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#b7b3ca"/>
    </style:style>
    <style:style style:name="ce10" style:family="table-cell" style:parent-style-name="Default">
      <style:table-cell-properties fo:background-color="#afd095"/>
    </style:style>
    <style:style style:name="ce11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Untitled1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Untitled1">
      <style:table-cell-properties fo:background-color="#afd095"/>
    </style:style>
    <style:style style:name="ce15" style:family="table-cell" style:parent-style-name="Untitled1">
      <style:table-cell-properties fo:background-color="#b4c7dc"/>
    </style:style>
    <style:style style:name="ce16" style:family="table-cell" style:parent-style-name="Untitled1">
      <style:table-cell-properties fo:background-color="#bf819e"/>
    </style:style>
    <style:style style:name="ce17" style:family="table-cell" style:parent-style-name="Untitled1">
      <style:table-cell-properties fo:background-color="#bbe33d"/>
    </style:style>
    <style:style style:name="ce18" style:family="table-cell" style:parent-style-name="Untitled1">
      <style:table-cell-properties fo:background-color="#ffaa95"/>
    </style:style>
    <style:style style:name="ce19" style:family="table-cell" style:parent-style-name="Untitled1">
      <style:table-cell-properties fo:background-color="#ffa6a6"/>
    </style:style>
    <style:style style:name="ce20" style:family="table-cell" style:parent-style-name="Untitled1">
      <style:table-cell-properties fo:background-color="#ffb66c"/>
    </style:style>
    <style:style style:name="ce21" style:family="table-cell" style:parent-style-name="Untitled1">
      <style:table-cell-properties fo:background-color="#ffe994"/>
    </style:style>
  </office:automatic-styles>
  <office:body>
    <office:spreadsheet>
      <table:calculation-settings table:automatic-find-labels="false" table:use-regular-expressions="false" table:use-wildcards="true"/>
      <table:table table:name="Runtime_Combine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Opt. Flag</text:p>
          </table:table-cell>
          <table:table-cell table:style-name="ce6" office:value-type="string" calcext:value-type="string">
            <text:p>NThreads</text:p>
          </table:table-cell>
          <table:table-cell table:style-name="ce1" office:value-type="string" calcext:value-type="string">
            <text:p>Loop</text:p>
          </table:table-cell>
          <table:table-cell table:style-name="ce13" office:value-type="string" calcext:value-type="string">
            <text:p>BCO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1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6.81" calcext:value-type="float">
            <text:p>6.81</text:p>
          </table:table-cell>
          <table:table-cell table:number-columns-repeated="3" office:value-type="float" office:value="1.7025" calcext:value-type="float">
            <text:p>1.702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1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.028" calcext:value-type="float">
            <text:p>7.028</text:p>
          </table:table-cell>
          <table:table-cell table:number-columns-repeated="3" office:value-type="float" office:value="1.757" calcext:value-type="float">
            <text:p>1.75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1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.4364" calcext:value-type="float">
            <text:p>7.4364</text:p>
          </table:table-cell>
          <table:table-cell table:number-columns-repeated="3" office:value-type="float" office:value="1.8591" calcext:value-type="float">
            <text:p>1.85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1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.5608" calcext:value-type="float">
            <text:p>7.5608</text:p>
          </table:table-cell>
          <table:table-cell table:number-columns-repeated="3" office:value-type="float" office:value="1.8902" calcext:value-type="float">
            <text:p>1.89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2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7.7392" calcext:value-type="float">
            <text:p>7.7392</text:p>
          </table:table-cell>
          <table:table-cell table:number-columns-repeated="3" office:value-type="float" office:value="1.9348" calcext:value-type="float">
            <text:p>1.934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1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.7852" calcext:value-type="float">
            <text:p>7.7852</text:p>
          </table:table-cell>
          <table:table-cell table:number-columns-repeated="3" office:value-type="float" office:value="1.9463" calcext:value-type="float">
            <text:p>1.94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2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7.8848" calcext:value-type="float">
            <text:p>7.8848</text:p>
          </table:table-cell>
          <table:table-cell table:number-columns-repeated="3" office:value-type="float" office:value="1.9712" calcext:value-type="float">
            <text:p>1.971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2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7.926" calcext:value-type="float">
            <text:p>7.926</text:p>
          </table:table-cell>
          <table:table-cell table:number-columns-repeated="3" office:value-type="float" office:value="1.9815" calcext:value-type="float">
            <text:p>1.981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1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8.17" calcext:value-type="float">
            <text:p>8.17</text:p>
          </table:table-cell>
          <table:table-cell table:number-columns-repeated="3" office:value-type="float" office:value="2.0425" calcext:value-type="float">
            <text:p>2.042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1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.476" calcext:value-type="float">
            <text:p>8.476</text:p>
          </table:table-cell>
          <table:table-cell table:number-columns-repeated="3" office:value-type="float" office:value="2.119" calcext:value-type="float">
            <text:p>2.1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1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.6872" calcext:value-type="float">
            <text:p>8.6872</text:p>
          </table:table-cell>
          <table:table-cell table:number-columns-repeated="3" office:value-type="float" office:value="2.1718" calcext:value-type="float">
            <text:p>2.17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1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8.8328" calcext:value-type="float">
            <text:p>8.8328</text:p>
          </table:table-cell>
          <table:table-cell table:number-columns-repeated="3" office:value-type="float" office:value="2.2082" calcext:value-type="float">
            <text:p>2.20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1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8.958" calcext:value-type="float">
            <text:p>8.958</text:p>
          </table:table-cell>
          <table:table-cell table:number-columns-repeated="3" office:value-type="float" office:value="2.2395" calcext:value-type="float">
            <text:p>2.23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1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8.9984" calcext:value-type="float">
            <text:p>8.9984</text:p>
          </table:table-cell>
          <table:table-cell table:number-columns-repeated="3" office:value-type="float" office:value="2.2496" calcext:value-type="float">
            <text:p>2.24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1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9.126" calcext:value-type="float">
            <text:p>9.126</text:p>
          </table:table-cell>
          <table:table-cell table:number-columns-repeated="3" office:value-type="float" office:value="2.2815" calcext:value-type="float">
            <text:p>2.281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4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10.8164" calcext:value-type="float">
            <text:p>10.8164</text:p>
          </table:table-cell>
          <table:table-cell table:number-columns-repeated="3" office:value-type="float" office:value="2.7041" calcext:value-type="float">
            <text:p>2.70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4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0.9108" calcext:value-type="float">
            <text:p>10.9108</text:p>
          </table:table-cell>
          <table:table-cell table:number-columns-repeated="3" office:value-type="float" office:value="2.7277" calcext:value-type="float">
            <text:p>2.72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2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1.0812" calcext:value-type="float">
            <text:p>11.0812</text:p>
          </table:table-cell>
          <table:table-cell table:number-columns-repeated="3" office:value-type="float" office:value="2.7703" calcext:value-type="float">
            <text:p>2.770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1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1.1104" calcext:value-type="float">
            <text:p>11.1104</text:p>
          </table:table-cell>
          <table:table-cell table:number-columns-repeated="3" office:value-type="float" office:value="2.7776" calcext:value-type="float">
            <text:p>2.77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2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1.1552" calcext:value-type="float">
            <text:p>11.1552</text:p>
          </table:table-cell>
          <table:table-cell table:number-columns-repeated="3" office:value-type="float" office:value="2.7888" calcext:value-type="float">
            <text:p>2.788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2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1.2068" calcext:value-type="float">
            <text:p>11.2068</text:p>
          </table:table-cell>
          <table:table-cell table:number-columns-repeated="3" office:value-type="float" office:value="2.8017" calcext:value-type="float">
            <text:p>2.80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1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3.0188" calcext:value-type="float">
            <text:p>13.0188</text:p>
          </table:table-cell>
          <table:table-cell table:number-columns-repeated="3" office:value-type="float" office:value="3.2547" calcext:value-type="float">
            <text:p>3.25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1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13.7256" calcext:value-type="float">
            <text:p>13.7256</text:p>
          </table:table-cell>
          <table:table-cell table:number-columns-repeated="3" office:value-type="float" office:value="3.4314" calcext:value-type="float">
            <text:p>3.43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2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13.7736" calcext:value-type="float">
            <text:p>13.7736</text:p>
          </table:table-cell>
          <table:table-cell table:number-columns-repeated="3" office:value-type="float" office:value="3.4434" calcext:value-type="float">
            <text:p>3.44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1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3.8188" calcext:value-type="float">
            <text:p>13.8188</text:p>
          </table:table-cell>
          <table:table-cell table:number-columns-repeated="3" office:value-type="float" office:value="3.4547" calcext:value-type="float">
            <text:p>3.45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2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4.2648" calcext:value-type="float">
            <text:p>14.2648</text:p>
          </table:table-cell>
          <table:table-cell table:number-columns-repeated="3" office:value-type="float" office:value="3.5662" calcext:value-type="float">
            <text:p>3.566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4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14.5576" calcext:value-type="float">
            <text:p>14.5576</text:p>
          </table:table-cell>
          <table:table-cell table:number-columns-repeated="3" office:value-type="float" office:value="3.6394" calcext:value-type="float">
            <text:p>3.63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4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4.5744" calcext:value-type="float">
            <text:p>14.5744</text:p>
          </table:table-cell>
          <table:table-cell table:number-columns-repeated="3" office:value-type="float" office:value="3.6436" calcext:value-type="float">
            <text:p>3.643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2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.2828" calcext:value-type="float">
            <text:p>15.2828</text:p>
          </table:table-cell>
          <table:table-cell table:number-columns-repeated="3" office:value-type="float" office:value="3.8207" calcext:value-type="float">
            <text:p>3.82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2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15.808" calcext:value-type="float">
            <text:p>15.808</text:p>
          </table:table-cell>
          <table:table-cell table:number-columns-repeated="3" office:value-type="float" office:value="3.952" calcext:value-type="float">
            <text:p>3.9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2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15.8908" calcext:value-type="float">
            <text:p>15.8908</text:p>
          </table:table-cell>
          <table:table-cell table:number-columns-repeated="3" office:value-type="float" office:value="3.9727" calcext:value-type="float">
            <text:p>3.97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2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6.2152" calcext:value-type="float">
            <text:p>16.2152</text:p>
          </table:table-cell>
          <table:table-cell table:number-columns-repeated="3" office:value-type="float" office:value="4.0538" calcext:value-type="float">
            <text:p>4.05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2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6.3416" calcext:value-type="float">
            <text:p>16.3416</text:p>
          </table:table-cell>
          <table:table-cell table:number-columns-repeated="3" office:value-type="float" office:value="4.0854" calcext:value-type="float">
            <text:p>4.08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4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6.5824" calcext:value-type="float">
            <text:p>16.5824</text:p>
          </table:table-cell>
          <table:table-cell table:number-columns-repeated="3" office:value-type="float" office:value="4.1456" calcext:value-type="float">
            <text:p>4.14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4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6.624" calcext:value-type="float">
            <text:p>16.624</text:p>
          </table:table-cell>
          <table:table-cell table:number-columns-repeated="3" office:value-type="float" office:value="4.156" calcext:value-type="float">
            <text:p>4.1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4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16.9292" calcext:value-type="float">
            <text:p>16.9292</text:p>
          </table:table-cell>
          <table:table-cell table:number-columns-repeated="3" office:value-type="float" office:value="4.2323" calcext:value-type="float">
            <text:p>4.23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2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7.4072" calcext:value-type="float">
            <text:p>17.4072</text:p>
          </table:table-cell>
          <table:table-cell table:number-columns-repeated="3" office:value-type="float" office:value="4.3518" calcext:value-type="float">
            <text:p>4.35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2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17.8716" calcext:value-type="float">
            <text:p>17.8716</text:p>
          </table:table-cell>
          <table:table-cell table:number-columns-repeated="3" office:value-type="float" office:value="4.4679" calcext:value-type="float">
            <text:p>4.46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2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8.0456" calcext:value-type="float">
            <text:p>18.0456</text:p>
          </table:table-cell>
          <table:table-cell table:number-columns-repeated="3" office:value-type="float" office:value="4.5114" calcext:value-type="float">
            <text:p>4.51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2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8.158" calcext:value-type="float">
            <text:p>18.158</text:p>
          </table:table-cell>
          <table:table-cell table:number-columns-repeated="3" office:value-type="float" office:value="4.5395" calcext:value-type="float">
            <text:p>4.53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2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8.4868" calcext:value-type="float">
            <text:p>18.4868</text:p>
          </table:table-cell>
          <table:table-cell table:number-columns-repeated="3" office:value-type="float" office:value="4.6217" calcext:value-type="float">
            <text:p>4.62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2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18.6992" calcext:value-type="float">
            <text:p>18.6992</text:p>
          </table:table-cell>
          <table:table-cell table:number-columns-repeated="3" office:value-type="float" office:value="4.6748" calcext:value-type="float">
            <text:p>4.674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1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8.7036" calcext:value-type="float">
            <text:p>18.7036</text:p>
          </table:table-cell>
          <table:table-cell table:number-columns-repeated="3" office:value-type="float" office:value="4.6759" calcext:value-type="float">
            <text:p>4.67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2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9.3084" calcext:value-type="float">
            <text:p>19.3084</text:p>
          </table:table-cell>
          <table:table-cell table:number-columns-repeated="3" office:value-type="float" office:value="4.8271" calcext:value-type="float">
            <text:p>4.82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2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9.5592" calcext:value-type="float">
            <text:p>19.5592</text:p>
          </table:table-cell>
          <table:table-cell table:number-columns-repeated="3" office:value-type="float" office:value="4.8898" calcext:value-type="float">
            <text:p>4.88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4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19.7468" calcext:value-type="float">
            <text:p>19.7468</text:p>
          </table:table-cell>
          <table:table-cell table:number-columns-repeated="3" office:value-type="float" office:value="4.9367" calcext:value-type="float">
            <text:p>4.93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2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9.8176" calcext:value-type="float">
            <text:p>19.8176</text:p>
          </table:table-cell>
          <table:table-cell table:number-columns-repeated="3" office:value-type="float" office:value="4.9544" calcext:value-type="float">
            <text:p>4.95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4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9.9884" calcext:value-type="float">
            <text:p>19.9884</text:p>
          </table:table-cell>
          <table:table-cell table:number-columns-repeated="3" office:value-type="float" office:value="4.9971" calcext:value-type="float">
            <text:p>4.99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2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20.8668" calcext:value-type="float">
            <text:p>20.8668</text:p>
          </table:table-cell>
          <table:table-cell table:number-columns-repeated="3" office:value-type="float" office:value="5.2167" calcext:value-type="float">
            <text:p>5.21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2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0.9028" calcext:value-type="float">
            <text:p>20.9028</text:p>
          </table:table-cell>
          <table:table-cell table:number-columns-repeated="3" office:value-type="float" office:value="5.2257" calcext:value-type="float">
            <text:p>5.225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1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0.9916" calcext:value-type="float">
            <text:p>20.9916</text:p>
          </table:table-cell>
          <table:table-cell table:number-columns-repeated="3" office:value-type="float" office:value="5.2479" calcext:value-type="float">
            <text:p>5.24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1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21.1412" calcext:value-type="float">
            <text:p>21.1412</text:p>
          </table:table-cell>
          <table:table-cell table:number-columns-repeated="3" office:value-type="float" office:value="5.2853" calcext:value-type="float">
            <text:p>5.28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4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21.4316" calcext:value-type="float">
            <text:p>21.4316</text:p>
          </table:table-cell>
          <table:table-cell table:number-columns-repeated="3" office:value-type="float" office:value="5.3579" calcext:value-type="float">
            <text:p>5.35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4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1.4552" calcext:value-type="float">
            <text:p>21.4552</text:p>
          </table:table-cell>
          <table:table-cell table:number-columns-repeated="3" office:value-type="float" office:value="5.3638" calcext:value-type="float">
            <text:p>5.36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4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1.4728" calcext:value-type="float">
            <text:p>21.4728</text:p>
          </table:table-cell>
          <table:table-cell table:number-columns-repeated="3" office:value-type="float" office:value="5.3682" calcext:value-type="float">
            <text:p>5.36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1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1.4736" calcext:value-type="float">
            <text:p>21.4736</text:p>
          </table:table-cell>
          <table:table-cell table:number-columns-repeated="3" office:value-type="float" office:value="5.3684" calcext:value-type="float">
            <text:p>5.368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4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21.4968" calcext:value-type="float">
            <text:p>21.4968</text:p>
          </table:table-cell>
          <table:table-cell table:number-columns-repeated="3" office:value-type="float" office:value="5.3742" calcext:value-type="float">
            <text:p>5.374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1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21.6268" calcext:value-type="float">
            <text:p>21.6268</text:p>
          </table:table-cell>
          <table:table-cell table:number-columns-repeated="3" office:value-type="float" office:value="5.4067" calcext:value-type="float">
            <text:p>5.40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4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1.664" calcext:value-type="float">
            <text:p>21.664</text:p>
          </table:table-cell>
          <table:table-cell table:number-columns-repeated="3" office:value-type="float" office:value="5.416" calcext:value-type="float">
            <text:p>5.4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1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21.7884" calcext:value-type="float">
            <text:p>21.7884</text:p>
          </table:table-cell>
          <table:table-cell table:number-columns-repeated="3" office:value-type="float" office:value="5.4471" calcext:value-type="float">
            <text:p>5.44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1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22.5348" calcext:value-type="float">
            <text:p>22.5348</text:p>
          </table:table-cell>
          <table:table-cell table:number-columns-repeated="3" office:value-type="float" office:value="5.6337" calcext:value-type="float">
            <text:p>5.63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1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3.1756" calcext:value-type="float">
            <text:p>23.1756</text:p>
          </table:table-cell>
          <table:table-cell table:number-columns-repeated="3" office:value-type="float" office:value="5.7939" calcext:value-type="float">
            <text:p>5.79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1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3.2744" calcext:value-type="float">
            <text:p>23.2744</text:p>
          </table:table-cell>
          <table:table-cell table:number-columns-repeated="3" office:value-type="float" office:value="5.8186" calcext:value-type="float">
            <text:p>5.818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1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3.2768" calcext:value-type="float">
            <text:p>23.2768</text:p>
          </table:table-cell>
          <table:table-cell table:number-columns-repeated="3" office:value-type="float" office:value="5.8192" calcext:value-type="float">
            <text:p>5.819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4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3.4292" calcext:value-type="float">
            <text:p>23.4292</text:p>
          </table:table-cell>
          <table:table-cell table:number-columns-repeated="3" office:value-type="float" office:value="5.8573" calcext:value-type="float">
            <text:p>5.85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1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23.5708" calcext:value-type="float">
            <text:p>23.5708</text:p>
          </table:table-cell>
          <table:table-cell table:number-columns-repeated="3" office:value-type="float" office:value="5.8927" calcext:value-type="float">
            <text:p>5.89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1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3.6644" calcext:value-type="float">
            <text:p>23.6644</text:p>
          </table:table-cell>
          <table:table-cell table:number-columns-repeated="3" office:value-type="float" office:value="5.9161" calcext:value-type="float">
            <text:p>5.91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1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3.7008" calcext:value-type="float">
            <text:p>23.7008</text:p>
          </table:table-cell>
          <table:table-cell table:number-columns-repeated="3" office:value-type="float" office:value="5.9252" calcext:value-type="float">
            <text:p>5.92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1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3.71" calcext:value-type="float">
            <text:p>23.71</text:p>
          </table:table-cell>
          <table:table-cell table:number-columns-repeated="3" office:value-type="float" office:value="5.9275" calcext:value-type="float">
            <text:p>5.927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1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4.2332" calcext:value-type="float">
            <text:p>24.2332</text:p>
          </table:table-cell>
          <table:table-cell table:number-columns-repeated="3" office:value-type="float" office:value="6.0583" calcext:value-type="float">
            <text:p>6.05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1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24.2748" calcext:value-type="float">
            <text:p>24.2748</text:p>
          </table:table-cell>
          <table:table-cell table:number-columns-repeated="3" office:value-type="float" office:value="6.0687" calcext:value-type="float">
            <text:p>6.068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2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24.4988" calcext:value-type="float">
            <text:p>24.4988</text:p>
          </table:table-cell>
          <table:table-cell table:number-columns-repeated="3" office:value-type="float" office:value="6.1247" calcext:value-type="float">
            <text:p>6.12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2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24.598" calcext:value-type="float">
            <text:p>24.598</text:p>
          </table:table-cell>
          <table:table-cell table:number-columns-repeated="3" office:value-type="float" office:value="6.1495" calcext:value-type="float">
            <text:p>6.14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2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24.7856" calcext:value-type="float">
            <text:p>24.7856</text:p>
          </table:table-cell>
          <table:table-cell table:number-columns-repeated="3" office:value-type="float" office:value="6.1964" calcext:value-type="float">
            <text:p>6.19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1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5.2544" calcext:value-type="float">
            <text:p>25.2544</text:p>
          </table:table-cell>
          <table:table-cell table:number-columns-repeated="3" office:value-type="float" office:value="6.3136" calcext:value-type="float">
            <text:p>6.313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1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5.4088" calcext:value-type="float">
            <text:p>25.4088</text:p>
          </table:table-cell>
          <table:table-cell table:number-columns-repeated="3" office:value-type="float" office:value="6.3522" calcext:value-type="float">
            <text:p>6.35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1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5.4256" calcext:value-type="float">
            <text:p>25.4256</text:p>
          </table:table-cell>
          <table:table-cell table:number-columns-repeated="3" office:value-type="float" office:value="6.3564" calcext:value-type="float">
            <text:p>6.35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1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5.4376" calcext:value-type="float">
            <text:p>25.4376</text:p>
          </table:table-cell>
          <table:table-cell table:number-columns-repeated="3" office:value-type="float" office:value="6.3594" calcext:value-type="float">
            <text:p>6.35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1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5.5036" calcext:value-type="float">
            <text:p>25.5036</text:p>
          </table:table-cell>
          <table:table-cell table:number-columns-repeated="3" office:value-type="float" office:value="6.3759" calcext:value-type="float">
            <text:p>6.37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4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5.5504" calcext:value-type="float">
            <text:p>25.5504</text:p>
          </table:table-cell>
          <table:table-cell table:number-columns-repeated="3" office:value-type="float" office:value="6.3876" calcext:value-type="float">
            <text:p>6.38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2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25.5988" calcext:value-type="float">
            <text:p>25.5988</text:p>
          </table:table-cell>
          <table:table-cell table:number-columns-repeated="3" office:value-type="float" office:value="6.3997" calcext:value-type="float">
            <text:p>6.39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1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5.9772" calcext:value-type="float">
            <text:p>25.9772</text:p>
          </table:table-cell>
          <table:table-cell table:number-columns-repeated="3" office:value-type="float" office:value="6.4943" calcext:value-type="float">
            <text:p>6.49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1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6.0044" calcext:value-type="float">
            <text:p>26.0044</text:p>
          </table:table-cell>
          <table:table-cell table:number-columns-repeated="3" office:value-type="float" office:value="6.5011" calcext:value-type="float">
            <text:p>6.50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1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6.2532" calcext:value-type="float">
            <text:p>26.2532</text:p>
          </table:table-cell>
          <table:table-cell table:number-columns-repeated="3" office:value-type="float" office:value="6.5633" calcext:value-type="float">
            <text:p>6.56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4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6.7036" calcext:value-type="float">
            <text:p>26.7036</text:p>
          </table:table-cell>
          <table:table-cell table:number-columns-repeated="3" office:value-type="float" office:value="6.6759" calcext:value-type="float">
            <text:p>6.67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1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7.4668" calcext:value-type="float">
            <text:p>27.4668</text:p>
          </table:table-cell>
          <table:table-cell table:number-columns-repeated="3" office:value-type="float" office:value="6.8667" calcext:value-type="float">
            <text:p>6.86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1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7.5696" calcext:value-type="float">
            <text:p>27.5696</text:p>
          </table:table-cell>
          <table:table-cell table:number-columns-repeated="3" office:value-type="float" office:value="6.8924" calcext:value-type="float">
            <text:p>6.89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4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8.482" calcext:value-type="float">
            <text:p>28.482</text:p>
          </table:table-cell>
          <table:table-cell table:number-columns-repeated="3" office:value-type="float" office:value="7.1205" calcext:value-type="float">
            <text:p>7.12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2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29.4984" calcext:value-type="float">
            <text:p>29.4984</text:p>
          </table:table-cell>
          <table:table-cell table:number-columns-repeated="3" office:value-type="float" office:value="7.3746" calcext:value-type="float">
            <text:p>7.374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1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9.7576" calcext:value-type="float">
            <text:p>29.7576</text:p>
          </table:table-cell>
          <table:table-cell table:number-columns-repeated="3" office:value-type="float" office:value="7.4394" calcext:value-type="float">
            <text:p>7.43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1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9.8112" calcext:value-type="float">
            <text:p>29.8112</text:p>
          </table:table-cell>
          <table:table-cell table:number-columns-repeated="3" office:value-type="float" office:value="7.4528" calcext:value-type="float">
            <text:p>7.45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2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0.5296" calcext:value-type="float">
            <text:p>30.5296</text:p>
          </table:table-cell>
          <table:table-cell table:number-columns-repeated="3" office:value-type="float" office:value="7.6324" calcext:value-type="float">
            <text:p>7.63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2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0.84" calcext:value-type="float">
            <text:p>30.84</text:p>
          </table:table-cell>
          <table:table-cell table:number-columns-repeated="3"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2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0.9268" calcext:value-type="float">
            <text:p>30.9268</text:p>
          </table:table-cell>
          <table:table-cell table:number-columns-repeated="3" office:value-type="float" office:value="7.7317" calcext:value-type="float">
            <text:p>7.73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4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1.1844" calcext:value-type="float">
            <text:p>31.1844</text:p>
          </table:table-cell>
          <table:table-cell table:number-columns-repeated="3" office:value-type="float" office:value="7.7961" calcext:value-type="float">
            <text:p>7.79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2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1.1996" calcext:value-type="float">
            <text:p>31.1996</text:p>
          </table:table-cell>
          <table:table-cell table:number-columns-repeated="3" office:value-type="float" office:value="7.7999" calcext:value-type="float">
            <text:p>7.799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2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1.4772" calcext:value-type="float">
            <text:p>31.4772</text:p>
          </table:table-cell>
          <table:table-cell table:number-columns-repeated="3" office:value-type="float" office:value="7.8693" calcext:value-type="float">
            <text:p>7.869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1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1.556" calcext:value-type="float">
            <text:p>31.556</text:p>
          </table:table-cell>
          <table:table-cell table:number-columns-repeated="3" office:value-type="float" office:value="7.889" calcext:value-type="float">
            <text:p>7.8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1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1.7376" calcext:value-type="float">
            <text:p>31.7376</text:p>
          </table:table-cell>
          <table:table-cell table:number-columns-repeated="3" office:value-type="float" office:value="7.9344" calcext:value-type="float">
            <text:p>7.93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1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.178" calcext:value-type="float">
            <text:p>32.178</text:p>
          </table:table-cell>
          <table:table-cell table:number-columns-repeated="3" office:value-type="float" office:value="8.0445" calcext:value-type="float">
            <text:p>8.044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1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.1924" calcext:value-type="float">
            <text:p>32.1924</text:p>
          </table:table-cell>
          <table:table-cell table:number-columns-repeated="3" office:value-type="float" office:value="8.0481" calcext:value-type="float">
            <text:p>8.048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1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2.3004" calcext:value-type="float">
            <text:p>32.3004</text:p>
          </table:table-cell>
          <table:table-cell table:number-columns-repeated="3" office:value-type="float" office:value="8.0751" calcext:value-type="float">
            <text:p>8.075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1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2.364" calcext:value-type="float">
            <text:p>32.364</text:p>
          </table:table-cell>
          <table:table-cell table:number-columns-repeated="3" office:value-type="float" office:value="8.091" calcext:value-type="float">
            <text:p>8.0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1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2.3708" calcext:value-type="float">
            <text:p>32.3708</text:p>
          </table:table-cell>
          <table:table-cell table:number-columns-repeated="3" office:value-type="float" office:value="8.0927" calcext:value-type="float">
            <text:p>8.09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4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2.4288" calcext:value-type="float">
            <text:p>32.4288</text:p>
          </table:table-cell>
          <table:table-cell table:number-columns-repeated="3" office:value-type="float" office:value="8.1072" calcext:value-type="float">
            <text:p>8.10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1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.4924" calcext:value-type="float">
            <text:p>32.4924</text:p>
          </table:table-cell>
          <table:table-cell table:number-columns-repeated="3" office:value-type="float" office:value="8.1231" calcext:value-type="float">
            <text:p>8.12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1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.5676" calcext:value-type="float">
            <text:p>32.5676</text:p>
          </table:table-cell>
          <table:table-cell table:number-columns-repeated="3" office:value-type="float" office:value="8.1419" calcext:value-type="float">
            <text:p>8.14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1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.79" calcext:value-type="float">
            <text:p>32.79</text:p>
          </table:table-cell>
          <table:table-cell table:number-columns-repeated="3" office:value-type="float" office:value="8.1975" calcext:value-type="float">
            <text:p>8.197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2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.8444" calcext:value-type="float">
            <text:p>32.8444</text:p>
          </table:table-cell>
          <table:table-cell table:number-columns-repeated="3" office:value-type="float" office:value="8.2111" calcext:value-type="float">
            <text:p>8.21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4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2.8472" calcext:value-type="float">
            <text:p>32.8472</text:p>
          </table:table-cell>
          <table:table-cell table:number-columns-repeated="3" office:value-type="float" office:value="8.2118" calcext:value-type="float">
            <text:p>8.21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1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.9056" calcext:value-type="float">
            <text:p>32.9056</text:p>
          </table:table-cell>
          <table:table-cell table:number-columns-repeated="3" office:value-type="float" office:value="8.2264" calcext:value-type="float">
            <text:p>8.22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1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3.1416" calcext:value-type="float">
            <text:p>33.1416</text:p>
          </table:table-cell>
          <table:table-cell table:number-columns-repeated="3" office:value-type="float" office:value="8.2854" calcext:value-type="float">
            <text:p>8.28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1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3.252" calcext:value-type="float">
            <text:p>33.252</text:p>
          </table:table-cell>
          <table:table-cell table:number-columns-repeated="3" office:value-type="float" office:value="8.313" calcext:value-type="float">
            <text:p>8.31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1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3.5588" calcext:value-type="float">
            <text:p>33.5588</text:p>
          </table:table-cell>
          <table:table-cell table:number-columns-repeated="3" office:value-type="float" office:value="8.3897" calcext:value-type="float">
            <text:p>8.38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2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3.8424" calcext:value-type="float">
            <text:p>33.8424</text:p>
          </table:table-cell>
          <table:table-cell table:number-columns-repeated="3" office:value-type="float" office:value="8.4606" calcext:value-type="float">
            <text:p>8.46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1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4.182" calcext:value-type="float">
            <text:p>34.182</text:p>
          </table:table-cell>
          <table:table-cell table:number-columns-repeated="3" office:value-type="float" office:value="8.5455" calcext:value-type="float">
            <text:p>8.54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1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4.3288" calcext:value-type="float">
            <text:p>34.3288</text:p>
          </table:table-cell>
          <table:table-cell table:number-columns-repeated="3" office:value-type="float" office:value="8.5822" calcext:value-type="float">
            <text:p>8.58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4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5.7692" calcext:value-type="float">
            <text:p>35.7692</text:p>
          </table:table-cell>
          <table:table-cell table:number-columns-repeated="3" office:value-type="float" office:value="8.9423" calcext:value-type="float">
            <text:p>8.94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4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5.7908" calcext:value-type="float">
            <text:p>35.7908</text:p>
          </table:table-cell>
          <table:table-cell table:number-columns-repeated="3" office:value-type="float" office:value="8.9477" calcext:value-type="float">
            <text:p>8.94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2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6.08" calcext:value-type="float">
            <text:p>36.08</text:p>
          </table:table-cell>
          <table:table-cell table:number-columns-repeated="3" office:value-type="float" office:value="9.02" calcext:value-type="float">
            <text:p>9.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2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6.21" calcext:value-type="float">
            <text:p>36.21</text:p>
          </table:table-cell>
          <table:table-cell table:number-columns-repeated="3" office:value-type="float" office:value="9.0525" calcext:value-type="float">
            <text:p>9.052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2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6.2776" calcext:value-type="float">
            <text:p>36.2776</text:p>
          </table:table-cell>
          <table:table-cell table:number-columns-repeated="3" office:value-type="float" office:value="9.0694" calcext:value-type="float">
            <text:p>9.06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2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6.3016" calcext:value-type="float">
            <text:p>36.3016</text:p>
          </table:table-cell>
          <table:table-cell table:number-columns-repeated="3" office:value-type="float" office:value="9.0754" calcext:value-type="float">
            <text:p>9.07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1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6.4416" calcext:value-type="float">
            <text:p>36.4416</text:p>
          </table:table-cell>
          <table:table-cell table:number-columns-repeated="3" office:value-type="float" office:value="9.1104" calcext:value-type="float">
            <text:p>9.11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1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6.7812" calcext:value-type="float">
            <text:p>36.7812</text:p>
          </table:table-cell>
          <table:table-cell table:number-columns-repeated="3" office:value-type="float" office:value="9.1953" calcext:value-type="float">
            <text:p>9.19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1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7.0668" calcext:value-type="float">
            <text:p>37.0668</text:p>
          </table:table-cell>
          <table:table-cell table:number-columns-repeated="3" office:value-type="float" office:value="9.2667" calcext:value-type="float">
            <text:p>9.26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2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7.0792" calcext:value-type="float">
            <text:p>37.0792</text:p>
          </table:table-cell>
          <table:table-cell table:number-columns-repeated="3" office:value-type="float" office:value="9.2698" calcext:value-type="float">
            <text:p>9.26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1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7.2504" calcext:value-type="float">
            <text:p>37.2504</text:p>
          </table:table-cell>
          <table:table-cell table:number-columns-repeated="3" office:value-type="float" office:value="9.3126" calcext:value-type="float">
            <text:p>9.31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1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.2788" calcext:value-type="float">
            <text:p>37.2788</text:p>
          </table:table-cell>
          <table:table-cell table:number-columns-repeated="3" office:value-type="float" office:value="9.3197" calcext:value-type="float">
            <text:p>9.31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2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7.2936" calcext:value-type="float">
            <text:p>37.2936</text:p>
          </table:table-cell>
          <table:table-cell table:number-columns-repeated="3" office:value-type="float" office:value="9.3234" calcext:value-type="float">
            <text:p>9.32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1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37.34" calcext:value-type="float">
            <text:p>37.34</text:p>
          </table:table-cell>
          <table:table-cell table:number-columns-repeated="3" office:value-type="float" office:value="9.335" calcext:value-type="float">
            <text:p>9.3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2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7.3892" calcext:value-type="float">
            <text:p>37.3892</text:p>
          </table:table-cell>
          <table:table-cell table:number-columns-repeated="3" office:value-type="float" office:value="9.3473" calcext:value-type="float">
            <text:p>9.34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1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7.598" calcext:value-type="float">
            <text:p>37.598</text:p>
          </table:table-cell>
          <table:table-cell table:number-columns-repeated="3" office:value-type="float" office:value="9.3995" calcext:value-type="float">
            <text:p>9.39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1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7.9084" calcext:value-type="float">
            <text:p>37.9084</text:p>
          </table:table-cell>
          <table:table-cell table:number-columns-repeated="3" office:value-type="float" office:value="9.4771" calcext:value-type="float">
            <text:p>9.47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1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.9616" calcext:value-type="float">
            <text:p>37.9616</text:p>
          </table:table-cell>
          <table:table-cell table:number-columns-repeated="3" office:value-type="float" office:value="9.4904" calcext:value-type="float">
            <text:p>9.49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1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8.1248" calcext:value-type="float">
            <text:p>38.1248</text:p>
          </table:table-cell>
          <table:table-cell table:number-columns-repeated="3" office:value-type="float" office:value="9.5312" calcext:value-type="float">
            <text:p>9.531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1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38.4372" calcext:value-type="float">
            <text:p>38.4372</text:p>
          </table:table-cell>
          <table:table-cell table:number-columns-repeated="3" office:value-type="float" office:value="9.6093" calcext:value-type="float">
            <text:p>9.609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1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8.4436" calcext:value-type="float">
            <text:p>38.4436</text:p>
          </table:table-cell>
          <table:table-cell table:number-columns-repeated="3" office:value-type="float" office:value="9.6109" calcext:value-type="float">
            <text:p>9.610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1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8.6884" calcext:value-type="float">
            <text:p>38.6884</text:p>
          </table:table-cell>
          <table:table-cell table:number-columns-repeated="3" office:value-type="float" office:value="9.6721" calcext:value-type="float">
            <text:p>9.672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4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8.7092" calcext:value-type="float">
            <text:p>38.7092</text:p>
          </table:table-cell>
          <table:table-cell table:number-columns-repeated="3" office:value-type="float" office:value="9.6773" calcext:value-type="float">
            <text:p>9.67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1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8.86" calcext:value-type="float">
            <text:p>38.86</text:p>
          </table:table-cell>
          <table:table-cell table:number-columns-repeated="3" office:value-type="float" office:value="9.715" calcext:value-type="float">
            <text:p>9.71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1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9.7996" calcext:value-type="float">
            <text:p>39.7996</text:p>
          </table:table-cell>
          <table:table-cell table:number-columns-repeated="3" office:value-type="float" office:value="9.9499" calcext:value-type="float">
            <text:p>9.949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1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0.1656" calcext:value-type="float">
            <text:p>40.1656</text:p>
          </table:table-cell>
          <table:table-cell table:number-columns-repeated="3" office:value-type="float" office:value="10.0414" calcext:value-type="float">
            <text:p>10.04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2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0.7088" calcext:value-type="float">
            <text:p>40.7088</text:p>
          </table:table-cell>
          <table:table-cell table:number-columns-repeated="3" office:value-type="float" office:value="10.1772" calcext:value-type="float">
            <text:p>10.17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2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1.1736" calcext:value-type="float">
            <text:p>41.1736</text:p>
          </table:table-cell>
          <table:table-cell table:number-columns-repeated="3" office:value-type="float" office:value="10.2934" calcext:value-type="float">
            <text:p>10.29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4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1.3104" calcext:value-type="float">
            <text:p>41.3104</text:p>
          </table:table-cell>
          <table:table-cell table:number-columns-repeated="3" office:value-type="float" office:value="10.3276" calcext:value-type="float">
            <text:p>10.32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4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1.866" calcext:value-type="float">
            <text:p>41.866</text:p>
          </table:table-cell>
          <table:table-cell table:number-columns-repeated="3" office:value-type="float" office:value="10.4665" calcext:value-type="float">
            <text:p>10.466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1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42.8712" calcext:value-type="float">
            <text:p>42.8712</text:p>
          </table:table-cell>
          <table:table-cell table:number-columns-repeated="3" office:value-type="float" office:value="10.7178" calcext:value-type="float">
            <text:p>10.71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1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42.9796" calcext:value-type="float">
            <text:p>42.9796</text:p>
          </table:table-cell>
          <table:table-cell table:number-columns-repeated="3" office:value-type="float" office:value="10.7449" calcext:value-type="float">
            <text:p>10.74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2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3.8692" calcext:value-type="float">
            <text:p>43.8692</text:p>
          </table:table-cell>
          <table:table-cell table:number-columns-repeated="3" office:value-type="float" office:value="10.9673" calcext:value-type="float">
            <text:p>10.96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4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3.9804" calcext:value-type="float">
            <text:p>43.9804</text:p>
          </table:table-cell>
          <table:table-cell table:number-columns-repeated="3" office:value-type="float" office:value="10.9951" calcext:value-type="float">
            <text:p>10.995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4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44.2872" calcext:value-type="float">
            <text:p>44.2872</text:p>
          </table:table-cell>
          <table:table-cell table:number-columns-repeated="3" office:value-type="float" office:value="11.0718" calcext:value-type="float">
            <text:p>11.07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4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4.6028" calcext:value-type="float">
            <text:p>44.6028</text:p>
          </table:table-cell>
          <table:table-cell table:number-columns-repeated="3" office:value-type="float" office:value="11.1507" calcext:value-type="float">
            <text:p>11.15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4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45.0424" calcext:value-type="float">
            <text:p>45.0424</text:p>
          </table:table-cell>
          <table:table-cell table:number-columns-repeated="3" office:value-type="float" office:value="11.2606" calcext:value-type="float">
            <text:p>11.26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1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45.0604" calcext:value-type="float">
            <text:p>45.0604</text:p>
          </table:table-cell>
          <table:table-cell table:number-columns-repeated="3" office:value-type="float" office:value="11.2651" calcext:value-type="float">
            <text:p>11.265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4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45.1748" calcext:value-type="float">
            <text:p>45.1748</text:p>
          </table:table-cell>
          <table:table-cell table:number-columns-repeated="3" office:value-type="float" office:value="11.2937" calcext:value-type="float">
            <text:p>11.29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1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5.2236" calcext:value-type="float">
            <text:p>45.2236</text:p>
          </table:table-cell>
          <table:table-cell table:number-columns-repeated="3" office:value-type="float" office:value="11.3059" calcext:value-type="float">
            <text:p>11.30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1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45.4544" calcext:value-type="float">
            <text:p>45.4544</text:p>
          </table:table-cell>
          <table:table-cell table:number-columns-repeated="3" office:value-type="float" office:value="11.3636" calcext:value-type="float">
            <text:p>11.363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4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45.5124" calcext:value-type="float">
            <text:p>45.5124</text:p>
          </table:table-cell>
          <table:table-cell table:number-columns-repeated="3" office:value-type="float" office:value="11.3781" calcext:value-type="float">
            <text:p>11.378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4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5.6284" calcext:value-type="float">
            <text:p>45.6284</text:p>
          </table:table-cell>
          <table:table-cell table:number-columns-repeated="3" office:value-type="float" office:value="11.4071" calcext:value-type="float">
            <text:p>11.40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2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5.6592" calcext:value-type="float">
            <text:p>45.6592</text:p>
          </table:table-cell>
          <table:table-cell table:number-columns-repeated="3" office:value-type="float" office:value="11.4148" calcext:value-type="float">
            <text:p>11.414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1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5.7508" calcext:value-type="float">
            <text:p>45.7508</text:p>
          </table:table-cell>
          <table:table-cell table:number-columns-repeated="3" office:value-type="float" office:value="11.4377" calcext:value-type="float">
            <text:p>11.43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1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45.8852" calcext:value-type="float">
            <text:p>45.8852</text:p>
          </table:table-cell>
          <table:table-cell table:number-columns-repeated="3" office:value-type="float" office:value="11.4713" calcext:value-type="float">
            <text:p>11.471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1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46.392" calcext:value-type="float">
            <text:p>46.392</text:p>
          </table:table-cell>
          <table:table-cell table:number-columns-repeated="3" office:value-type="float" office:value="11.598" calcext:value-type="float">
            <text:p>11.5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4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46.486" calcext:value-type="float">
            <text:p>46.486</text:p>
          </table:table-cell>
          <table:table-cell table:number-columns-repeated="3" office:value-type="float" office:value="11.6215" calcext:value-type="float">
            <text:p>11.621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4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6.5924" calcext:value-type="float">
            <text:p>46.5924</text:p>
          </table:table-cell>
          <table:table-cell table:number-columns-repeated="3" office:value-type="float" office:value="11.6481" calcext:value-type="float">
            <text:p>11.648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1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46.6124" calcext:value-type="float">
            <text:p>46.6124</text:p>
          </table:table-cell>
          <table:table-cell table:number-columns-repeated="3" office:value-type="float" office:value="11.6531" calcext:value-type="float">
            <text:p>11.65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2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7.1036" calcext:value-type="float">
            <text:p>47.1036</text:p>
          </table:table-cell>
          <table:table-cell table:number-columns-repeated="3" office:value-type="float" office:value="11.7759" calcext:value-type="float">
            <text:p>11.77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1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.2508" calcext:value-type="float">
            <text:p>47.2508</text:p>
          </table:table-cell>
          <table:table-cell table:number-columns-repeated="3" office:value-type="float" office:value="11.8127" calcext:value-type="float">
            <text:p>11.81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1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48.9644" calcext:value-type="float">
            <text:p>48.9644</text:p>
          </table:table-cell>
          <table:table-cell table:number-columns-repeated="3" office:value-type="float" office:value="12.2411" calcext:value-type="float">
            <text:p>12.24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2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9.6104" calcext:value-type="float">
            <text:p>49.6104</text:p>
          </table:table-cell>
          <table:table-cell table:number-columns-repeated="3" office:value-type="float" office:value="12.4026" calcext:value-type="float">
            <text:p>12.40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2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50.9844" calcext:value-type="float">
            <text:p>50.9844</text:p>
          </table:table-cell>
          <table:table-cell table:number-columns-repeated="3" office:value-type="float" office:value="12.7461" calcext:value-type="float">
            <text:p>12.74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2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51.1688" calcext:value-type="float">
            <text:p>51.1688</text:p>
          </table:table-cell>
          <table:table-cell table:number-columns-repeated="3" office:value-type="float" office:value="12.7922" calcext:value-type="float">
            <text:p>12.79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1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1.4716" calcext:value-type="float">
            <text:p>51.4716</text:p>
          </table:table-cell>
          <table:table-cell table:number-columns-repeated="3" office:value-type="float" office:value="12.8679" calcext:value-type="float">
            <text:p>12.86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2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52.0424" calcext:value-type="float">
            <text:p>52.0424</text:p>
          </table:table-cell>
          <table:table-cell table:number-columns-repeated="3" office:value-type="float" office:value="13.0106" calcext:value-type="float">
            <text:p>13.01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4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53.7876" calcext:value-type="float">
            <text:p>53.7876</text:p>
          </table:table-cell>
          <table:table-cell table:number-columns-repeated="3" office:value-type="float" office:value="13.4469" calcext:value-type="float">
            <text:p>13.44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2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54.006" calcext:value-type="float">
            <text:p>54.006</text:p>
          </table:table-cell>
          <table:table-cell table:number-columns-repeated="3" office:value-type="float" office:value="13.5015" calcext:value-type="float">
            <text:p>13.501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2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54.0676" calcext:value-type="float">
            <text:p>54.0676</text:p>
          </table:table-cell>
          <table:table-cell table:number-columns-repeated="3" office:value-type="float" office:value="13.5169" calcext:value-type="float">
            <text:p>13.51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1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54.1228" calcext:value-type="float">
            <text:p>54.1228</text:p>
          </table:table-cell>
          <table:table-cell table:number-columns-repeated="3" office:value-type="float" office:value="13.5307" calcext:value-type="float">
            <text:p>13.53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1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55.0444" calcext:value-type="float">
            <text:p>55.0444</text:p>
          </table:table-cell>
          <table:table-cell table:number-columns-repeated="3" office:value-type="float" office:value="13.7611" calcext:value-type="float">
            <text:p>13.76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2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55.5268" calcext:value-type="float">
            <text:p>55.5268</text:p>
          </table:table-cell>
          <table:table-cell table:number-columns-repeated="3" office:value-type="float" office:value="13.8817" calcext:value-type="float">
            <text:p>13.88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2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55.7204" calcext:value-type="float">
            <text:p>55.7204</text:p>
          </table:table-cell>
          <table:table-cell table:number-columns-repeated="3" office:value-type="float" office:value="13.9301" calcext:value-type="float">
            <text:p>13.930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1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55.9492" calcext:value-type="float">
            <text:p>55.9492</text:p>
          </table:table-cell>
          <table:table-cell table:number-columns-repeated="3" office:value-type="float" office:value="13.9873" calcext:value-type="float">
            <text:p>13.98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2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56.7596" calcext:value-type="float">
            <text:p>56.7596</text:p>
          </table:table-cell>
          <table:table-cell table:number-columns-repeated="3" office:value-type="float" office:value="14.1899" calcext:value-type="float">
            <text:p>14.189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1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56.8256" calcext:value-type="float">
            <text:p>56.8256</text:p>
          </table:table-cell>
          <table:table-cell table:number-columns-repeated="3" office:value-type="float" office:value="14.2064" calcext:value-type="float">
            <text:p>14.20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4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57.1492" calcext:value-type="float">
            <text:p>57.1492</text:p>
          </table:table-cell>
          <table:table-cell table:number-columns-repeated="3" office:value-type="float" office:value="14.2873" calcext:value-type="float">
            <text:p>14.28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2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57.3372" calcext:value-type="float">
            <text:p>57.3372</text:p>
          </table:table-cell>
          <table:table-cell table:number-columns-repeated="3" office:value-type="float" office:value="14.3343" calcext:value-type="float">
            <text:p>14.33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2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58.3968" calcext:value-type="float">
            <text:p>58.3968</text:p>
          </table:table-cell>
          <table:table-cell table:number-columns-repeated="3" office:value-type="float" office:value="14.5992" calcext:value-type="float">
            <text:p>14.599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1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58.9968" calcext:value-type="float">
            <text:p>58.9968</text:p>
          </table:table-cell>
          <table:table-cell table:number-columns-repeated="3" office:value-type="float" office:value="14.7492" calcext:value-type="float">
            <text:p>14.749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1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59.0784" calcext:value-type="float">
            <text:p>59.0784</text:p>
          </table:table-cell>
          <table:table-cell table:number-columns-repeated="3" office:value-type="float" office:value="14.7696" calcext:value-type="float">
            <text:p>14.76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4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59.3692" calcext:value-type="float">
            <text:p>59.3692</text:p>
          </table:table-cell>
          <table:table-cell table:number-columns-repeated="3" office:value-type="float" office:value="14.8423" calcext:value-type="float">
            <text:p>14.84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2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59.4384" calcext:value-type="float">
            <text:p>59.4384</text:p>
          </table:table-cell>
          <table:table-cell table:number-columns-repeated="3" office:value-type="float" office:value="14.8596" calcext:value-type="float">
            <text:p>14.85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1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59.6144" calcext:value-type="float">
            <text:p>59.6144</text:p>
          </table:table-cell>
          <table:table-cell table:number-columns-repeated="3" office:value-type="float" office:value="14.9036" calcext:value-type="float">
            <text:p>14.903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4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60.4244" calcext:value-type="float">
            <text:p>60.4244</text:p>
          </table:table-cell>
          <table:table-cell table:number-columns-repeated="3" office:value-type="float" office:value="15.1061" calcext:value-type="float">
            <text:p>15.10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2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60.4356" calcext:value-type="float">
            <text:p>60.4356</text:p>
          </table:table-cell>
          <table:table-cell table:number-columns-repeated="3" office:value-type="float" office:value="15.1089" calcext:value-type="float">
            <text:p>15.10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1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60.4616" calcext:value-type="float">
            <text:p>60.4616</text:p>
          </table:table-cell>
          <table:table-cell table:number-columns-repeated="3" office:value-type="float" office:value="15.1154" calcext:value-type="float">
            <text:p>15.11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4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61.8476" calcext:value-type="float">
            <text:p>61.8476</text:p>
          </table:table-cell>
          <table:table-cell table:number-columns-repeated="3" office:value-type="float" office:value="15.4619" calcext:value-type="float">
            <text:p>15.46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2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63.4704" calcext:value-type="float">
            <text:p>63.4704</text:p>
          </table:table-cell>
          <table:table-cell table:number-columns-repeated="3" office:value-type="float" office:value="15.8676" calcext:value-type="float">
            <text:p>15.86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2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64.128" calcext:value-type="float">
            <text:p>64.128</text:p>
          </table:table-cell>
          <table:table-cell table:number-columns-repeated="3" office:value-type="float" office:value="16.032" calcext:value-type="float">
            <text:p>16.0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4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65.4796" calcext:value-type="float">
            <text:p>65.4796</text:p>
          </table:table-cell>
          <table:table-cell table:number-columns-repeated="3" office:value-type="float" office:value="16.3699" calcext:value-type="float">
            <text:p>16.369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2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65.6808" calcext:value-type="float">
            <text:p>65.6808</text:p>
          </table:table-cell>
          <table:table-cell table:number-columns-repeated="3" office:value-type="float" office:value="16.4202" calcext:value-type="float">
            <text:p>16.42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4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65.8056" calcext:value-type="float">
            <text:p>65.8056</text:p>
          </table:table-cell>
          <table:table-cell table:number-columns-repeated="3" office:value-type="float" office:value="16.4514" calcext:value-type="float">
            <text:p>16.45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2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66.4196" calcext:value-type="float">
            <text:p>66.4196</text:p>
          </table:table-cell>
          <table:table-cell table:number-columns-repeated="3" office:value-type="float" office:value="16.6049" calcext:value-type="float">
            <text:p>16.60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4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66.6756" calcext:value-type="float">
            <text:p>66.6756</text:p>
          </table:table-cell>
          <table:table-cell table:number-columns-repeated="3" office:value-type="float" office:value="16.6689" calcext:value-type="float">
            <text:p>16.66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2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66.966" calcext:value-type="float">
            <text:p>66.966</text:p>
          </table:table-cell>
          <table:table-cell table:number-columns-repeated="3" office:value-type="float" office:value="16.7415" calcext:value-type="float">
            <text:p>16.741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4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67.656" calcext:value-type="float">
            <text:p>67.656</text:p>
          </table:table-cell>
          <table:table-cell table:number-columns-repeated="3" office:value-type="float" office:value="16.914" calcext:value-type="float">
            <text:p>16.9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2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68.0468" calcext:value-type="float">
            <text:p>68.0468</text:p>
          </table:table-cell>
          <table:table-cell table:number-columns-repeated="3" office:value-type="float" office:value="17.0117" calcext:value-type="float">
            <text:p>17.01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2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68.32" calcext:value-type="float">
            <text:p>68.32</text:p>
          </table:table-cell>
          <table:table-cell table:number-columns-repeated="3" office:value-type="float" office:value="17.08" calcext:value-type="float">
            <text:p>17.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2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69.9288" calcext:value-type="float">
            <text:p>69.9288</text:p>
          </table:table-cell>
          <table:table-cell table:number-columns-repeated="3" office:value-type="float" office:value="17.4822" calcext:value-type="float">
            <text:p>17.48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2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0.1268" calcext:value-type="float">
            <text:p>70.1268</text:p>
          </table:table-cell>
          <table:table-cell table:number-columns-repeated="3" office:value-type="float" office:value="17.5317" calcext:value-type="float">
            <text:p>17.53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4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0.3364" calcext:value-type="float">
            <text:p>70.3364</text:p>
          </table:table-cell>
          <table:table-cell table:number-columns-repeated="3" office:value-type="float" office:value="17.5841" calcext:value-type="float">
            <text:p>17.58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2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70.4808" calcext:value-type="float">
            <text:p>70.4808</text:p>
          </table:table-cell>
          <table:table-cell table:number-columns-repeated="3" office:value-type="float" office:value="17.6202" calcext:value-type="float">
            <text:p>17.62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4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0.534" calcext:value-type="float">
            <text:p>70.534</text:p>
          </table:table-cell>
          <table:table-cell table:number-columns-repeated="3" office:value-type="float" office:value="17.6335" calcext:value-type="float">
            <text:p>17.63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2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0.5604" calcext:value-type="float">
            <text:p>70.5604</text:p>
          </table:table-cell>
          <table:table-cell table:number-columns-repeated="3" office:value-type="float" office:value="17.6401" calcext:value-type="float">
            <text:p>17.640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4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0.8356" calcext:value-type="float">
            <text:p>70.8356</text:p>
          </table:table-cell>
          <table:table-cell table:number-columns-repeated="3" office:value-type="float" office:value="17.7089" calcext:value-type="float">
            <text:p>17.70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2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70.96" calcext:value-type="float">
            <text:p>70.96</text:p>
          </table:table-cell>
          <table:table-cell table:number-columns-repeated="3" office:value-type="float" office:value="17.74" calcext:value-type="float">
            <text:p>17.7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1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71.36" calcext:value-type="float">
            <text:p>71.36</text:p>
          </table:table-cell>
          <table:table-cell table:number-columns-repeated="3" office:value-type="float" office:value="17.84" calcext:value-type="float">
            <text:p>17.8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2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71.364" calcext:value-type="float">
            <text:p>71.364</text:p>
          </table:table-cell>
          <table:table-cell table:number-columns-repeated="3" office:value-type="float" office:value="17.841" calcext:value-type="float">
            <text:p>17.8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1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72.0656" calcext:value-type="float">
            <text:p>72.0656</text:p>
          </table:table-cell>
          <table:table-cell table:number-columns-repeated="3" office:value-type="float" office:value="18.0164" calcext:value-type="float">
            <text:p>18.01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1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72.1788" calcext:value-type="float">
            <text:p>72.1788</text:p>
          </table:table-cell>
          <table:table-cell table:number-columns-repeated="3" office:value-type="float" office:value="18.0447" calcext:value-type="float">
            <text:p>18.04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2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2.2876" calcext:value-type="float">
            <text:p>72.2876</text:p>
          </table:table-cell>
          <table:table-cell table:number-columns-repeated="3" office:value-type="float" office:value="18.0719" calcext:value-type="float">
            <text:p>18.07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2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2.3592" calcext:value-type="float">
            <text:p>72.3592</text:p>
          </table:table-cell>
          <table:table-cell table:number-columns-repeated="3" office:value-type="float" office:value="18.0898" calcext:value-type="float">
            <text:p>18.08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4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3.084" calcext:value-type="float">
            <text:p>73.084</text:p>
          </table:table-cell>
          <table:table-cell table:number-columns-repeated="3" office:value-type="float" office:value="18.271" calcext:value-type="float">
            <text:p>18.2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1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73.1276" calcext:value-type="float">
            <text:p>73.1276</text:p>
          </table:table-cell>
          <table:table-cell table:number-columns-repeated="3" office:value-type="float" office:value="18.2819" calcext:value-type="float">
            <text:p>18.28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2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3.3376" calcext:value-type="float">
            <text:p>73.3376</text:p>
          </table:table-cell>
          <table:table-cell table:number-columns-repeated="3" office:value-type="float" office:value="18.3344" calcext:value-type="float">
            <text:p>18.33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2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3.5032" calcext:value-type="float">
            <text:p>73.5032</text:p>
          </table:table-cell>
          <table:table-cell table:number-columns-repeated="3" office:value-type="float" office:value="18.3758" calcext:value-type="float">
            <text:p>18.375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2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4.572" calcext:value-type="float">
            <text:p>74.572</text:p>
          </table:table-cell>
          <table:table-cell table:number-columns-repeated="3" office:value-type="float" office:value="18.643" calcext:value-type="float">
            <text:p>18.6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2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5.0992" calcext:value-type="float">
            <text:p>75.0992</text:p>
          </table:table-cell>
          <table:table-cell table:number-columns-repeated="3" office:value-type="float" office:value="18.7748" calcext:value-type="float">
            <text:p>18.774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2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5.44" calcext:value-type="float">
            <text:p>75.44</text:p>
          </table:table-cell>
          <table:table-cell table:number-columns-repeated="3" office:value-type="float" office:value="18.86" calcext:value-type="float">
            <text:p>18.8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2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5.9588" calcext:value-type="float">
            <text:p>75.9588</text:p>
          </table:table-cell>
          <table:table-cell table:number-columns-repeated="3" office:value-type="float" office:value="18.9897" calcext:value-type="float">
            <text:p>18.98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2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76.0108" calcext:value-type="float">
            <text:p>76.0108</text:p>
          </table:table-cell>
          <table:table-cell table:number-columns-repeated="3" office:value-type="float" office:value="19.0027" calcext:value-type="float">
            <text:p>19.00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2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6.4432" calcext:value-type="float">
            <text:p>76.4432</text:p>
          </table:table-cell>
          <table:table-cell table:number-columns-repeated="3" office:value-type="float" office:value="19.1108" calcext:value-type="float">
            <text:p>19.11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2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6.7228" calcext:value-type="float">
            <text:p>76.7228</text:p>
          </table:table-cell>
          <table:table-cell table:number-columns-repeated="3" office:value-type="float" office:value="19.1807" calcext:value-type="float">
            <text:p>19.18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1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77.4784" calcext:value-type="float">
            <text:p>77.4784</text:p>
          </table:table-cell>
          <table:table-cell table:number-columns-repeated="3" office:value-type="float" office:value="19.3696" calcext:value-type="float">
            <text:p>19.36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1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77.5348" calcext:value-type="float">
            <text:p>77.5348</text:p>
          </table:table-cell>
          <table:table-cell table:number-columns-repeated="3" office:value-type="float" office:value="19.3837" calcext:value-type="float">
            <text:p>19.38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4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7.6524" calcext:value-type="float">
            <text:p>77.6524</text:p>
          </table:table-cell>
          <table:table-cell table:number-columns-repeated="3" office:value-type="float" office:value="19.4131" calcext:value-type="float">
            <text:p>19.41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4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8.5848" calcext:value-type="float">
            <text:p>78.5848</text:p>
          </table:table-cell>
          <table:table-cell table:number-columns-repeated="3" office:value-type="float" office:value="19.6462" calcext:value-type="float">
            <text:p>19.646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2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8.6812" calcext:value-type="float">
            <text:p>78.6812</text:p>
          </table:table-cell>
          <table:table-cell table:number-columns-repeated="3" office:value-type="float" office:value="19.6703" calcext:value-type="float">
            <text:p>19.670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4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9.1436" calcext:value-type="float">
            <text:p>79.1436</text:p>
          </table:table-cell>
          <table:table-cell table:number-columns-repeated="3" office:value-type="float" office:value="19.7859" calcext:value-type="float">
            <text:p>19.78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4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9.1544" calcext:value-type="float">
            <text:p>79.1544</text:p>
          </table:table-cell>
          <table:table-cell table:number-columns-repeated="3" office:value-type="float" office:value="19.7886" calcext:value-type="float">
            <text:p>19.788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2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9.174" calcext:value-type="float">
            <text:p>79.174</text:p>
          </table:table-cell>
          <table:table-cell table:number-columns-repeated="3" office:value-type="float" office:value="19.7935" calcext:value-type="float">
            <text:p>19.79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4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9.4532" calcext:value-type="float">
            <text:p>79.4532</text:p>
          </table:table-cell>
          <table:table-cell table:number-columns-repeated="3" office:value-type="float" office:value="19.8633" calcext:value-type="float">
            <text:p>19.86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1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79.644" calcext:value-type="float">
            <text:p>79.644</text:p>
          </table:table-cell>
          <table:table-cell table:number-columns-repeated="3" office:value-type="float" office:value="19.911" calcext:value-type="float">
            <text:p>19.9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1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79.9036" calcext:value-type="float">
            <text:p>79.9036</text:p>
          </table:table-cell>
          <table:table-cell table:number-columns-repeated="3" office:value-type="float" office:value="19.9759" calcext:value-type="float">
            <text:p>19.97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1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0.0708" calcext:value-type="float">
            <text:p>80.0708</text:p>
          </table:table-cell>
          <table:table-cell table:number-columns-repeated="3" office:value-type="float" office:value="20.0177" calcext:value-type="float">
            <text:p>20.01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1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0.3752" calcext:value-type="float">
            <text:p>80.3752</text:p>
          </table:table-cell>
          <table:table-cell table:number-columns-repeated="3" office:value-type="float" office:value="20.0938" calcext:value-type="float">
            <text:p>20.09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1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80.5692" calcext:value-type="float">
            <text:p>80.5692</text:p>
          </table:table-cell>
          <table:table-cell table:number-columns-repeated="3" office:value-type="float" office:value="20.1423" calcext:value-type="float">
            <text:p>20.14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2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80.6148" calcext:value-type="float">
            <text:p>80.6148</text:p>
          </table:table-cell>
          <table:table-cell table:number-columns-repeated="3" office:value-type="float" office:value="20.1537" calcext:value-type="float">
            <text:p>20.15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1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81.3212" calcext:value-type="float">
            <text:p>81.3212</text:p>
          </table:table-cell>
          <table:table-cell table:number-columns-repeated="3" office:value-type="float" office:value="20.3303" calcext:value-type="float">
            <text:p>20.330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1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1.9008" calcext:value-type="float">
            <text:p>81.9008</text:p>
          </table:table-cell>
          <table:table-cell table:number-columns-repeated="3" office:value-type="float" office:value="20.4752" calcext:value-type="float">
            <text:p>20.47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4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81.9332" calcext:value-type="float">
            <text:p>81.9332</text:p>
          </table:table-cell>
          <table:table-cell table:number-columns-repeated="3" office:value-type="float" office:value="20.4833" calcext:value-type="float">
            <text:p>20.48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1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2.2224" calcext:value-type="float">
            <text:p>82.2224</text:p>
          </table:table-cell>
          <table:table-cell table:number-columns-repeated="3" office:value-type="float" office:value="20.5556" calcext:value-type="float">
            <text:p>20.55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4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82.6756" calcext:value-type="float">
            <text:p>82.6756</text:p>
          </table:table-cell>
          <table:table-cell table:number-columns-repeated="3" office:value-type="float" office:value="20.6689" calcext:value-type="float">
            <text:p>20.66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1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4.1444" calcext:value-type="float">
            <text:p>84.1444</text:p>
          </table:table-cell>
          <table:table-cell table:number-columns-repeated="3" office:value-type="float" office:value="21.0361" calcext:value-type="float">
            <text:p>21.03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1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4.252" calcext:value-type="float">
            <text:p>84.252</text:p>
          </table:table-cell>
          <table:table-cell table:number-columns-repeated="3" office:value-type="float" office:value="21.063" calcext:value-type="float">
            <text:p>21.0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1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86.6464" calcext:value-type="float">
            <text:p>86.6464</text:p>
          </table:table-cell>
          <table:table-cell table:number-columns-repeated="3" office:value-type="float" office:value="21.6616" calcext:value-type="float">
            <text:p>21.66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1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87.5676" calcext:value-type="float">
            <text:p>87.5676</text:p>
          </table:table-cell>
          <table:table-cell table:number-columns-repeated="3" office:value-type="float" office:value="21.8919" calcext:value-type="float">
            <text:p>21.89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1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87.5704" calcext:value-type="float">
            <text:p>87.5704</text:p>
          </table:table-cell>
          <table:table-cell table:number-columns-repeated="3" office:value-type="float" office:value="21.8926" calcext:value-type="float">
            <text:p>21.89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1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88.7676" calcext:value-type="float">
            <text:p>88.7676</text:p>
          </table:table-cell>
          <table:table-cell table:number-columns-repeated="3" office:value-type="float" office:value="22.1919" calcext:value-type="float">
            <text:p>22.19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1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88.8388" calcext:value-type="float">
            <text:p>88.8388</text:p>
          </table:table-cell>
          <table:table-cell table:number-columns-repeated="3" office:value-type="float" office:value="22.2097" calcext:value-type="float">
            <text:p>22.20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4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90.1336" calcext:value-type="float">
            <text:p>90.1336</text:p>
          </table:table-cell>
          <table:table-cell table:number-columns-repeated="3" office:value-type="float" office:value="22.5334" calcext:value-type="float">
            <text:p>22.53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4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90.7108" calcext:value-type="float">
            <text:p>90.7108</text:p>
          </table:table-cell>
          <table:table-cell table:number-columns-repeated="3" office:value-type="float" office:value="22.6777" calcext:value-type="float">
            <text:p>22.67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4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90.7348" calcext:value-type="float">
            <text:p>90.7348</text:p>
          </table:table-cell>
          <table:table-cell table:number-columns-repeated="3" office:value-type="float" office:value="22.6837" calcext:value-type="float">
            <text:p>22.68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1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90.7824" calcext:value-type="float">
            <text:p>90.7824</text:p>
          </table:table-cell>
          <table:table-cell table:number-columns-repeated="3" office:value-type="float" office:value="22.6956" calcext:value-type="float">
            <text:p>22.69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4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91.7256" calcext:value-type="float">
            <text:p>91.7256</text:p>
          </table:table-cell>
          <table:table-cell table:number-columns-repeated="3" office:value-type="float" office:value="22.9314" calcext:value-type="float">
            <text:p>22.93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4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93.164" calcext:value-type="float">
            <text:p>93.164</text:p>
          </table:table-cell>
          <table:table-cell table:number-columns-repeated="3" office:value-type="float" office:value="23.291" calcext:value-type="float">
            <text:p>23.2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4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93.5676" calcext:value-type="float">
            <text:p>93.5676</text:p>
          </table:table-cell>
          <table:table-cell table:number-columns-repeated="3" office:value-type="float" office:value="23.3919" calcext:value-type="float">
            <text:p>23.39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4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94.0612" calcext:value-type="float">
            <text:p>94.0612</text:p>
          </table:table-cell>
          <table:table-cell table:number-columns-repeated="3" office:value-type="float" office:value="23.5153" calcext:value-type="float">
            <text:p>23.51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4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94.3584" calcext:value-type="float">
            <text:p>94.3584</text:p>
          </table:table-cell>
          <table:table-cell table:number-columns-repeated="3" office:value-type="float" office:value="23.5896" calcext:value-type="float">
            <text:p>23.58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2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95.4524" calcext:value-type="float">
            <text:p>95.4524</text:p>
          </table:table-cell>
          <table:table-cell table:number-columns-repeated="3" office:value-type="float" office:value="23.8631" calcext:value-type="float">
            <text:p>23.86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4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95.5656" calcext:value-type="float">
            <text:p>95.5656</text:p>
          </table:table-cell>
          <table:table-cell table:number-columns-repeated="3" office:value-type="float" office:value="23.8914" calcext:value-type="float">
            <text:p>23.89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2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96.114" calcext:value-type="float">
            <text:p>96.114</text:p>
          </table:table-cell>
          <table:table-cell table:number-columns-repeated="3" office:value-type="float" office:value="24.0285" calcext:value-type="float">
            <text:p>24.02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2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97.2928" calcext:value-type="float">
            <text:p>97.2928</text:p>
          </table:table-cell>
          <table:table-cell table:number-columns-repeated="3" office:value-type="float" office:value="24.3232" calcext:value-type="float">
            <text:p>24.32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1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97.3056" calcext:value-type="float">
            <text:p>97.3056</text:p>
          </table:table-cell>
          <table:table-cell table:number-columns-repeated="3" office:value-type="float" office:value="24.3264" calcext:value-type="float">
            <text:p>24.32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2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97.6624" calcext:value-type="float">
            <text:p>97.6624</text:p>
          </table:table-cell>
          <table:table-cell table:number-columns-repeated="3" office:value-type="float" office:value="24.4156" calcext:value-type="float">
            <text:p>24.41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4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98.288" calcext:value-type="float">
            <text:p>98.288</text:p>
          </table:table-cell>
          <table:table-cell table:number-columns-repeated="3" office:value-type="float" office:value="24.572" calcext:value-type="float">
            <text:p>24.5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4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99.0432" calcext:value-type="float">
            <text:p>99.0432</text:p>
          </table:table-cell>
          <table:table-cell table:number-columns-repeated="3" office:value-type="float" office:value="24.7608" calcext:value-type="float">
            <text:p>24.76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2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99.0924" calcext:value-type="float">
            <text:p>99.0924</text:p>
          </table:table-cell>
          <table:table-cell table:number-columns-repeated="3" office:value-type="float" office:value="24.7731" calcext:value-type="float">
            <text:p>24.77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4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99.12" calcext:value-type="float">
            <text:p>99.12</text:p>
          </table:table-cell>
          <table:table-cell table:number-columns-repeated="3" office:value-type="float" office:value="24.78" calcext:value-type="float">
            <text:p>24.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4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99.6408" calcext:value-type="float">
            <text:p>99.6408</text:p>
          </table:table-cell>
          <table:table-cell table:number-columns-repeated="3" office:value-type="float" office:value="24.9102" calcext:value-type="float">
            <text:p>24.91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2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100.8968" calcext:value-type="float">
            <text:p>100.8968</text:p>
          </table:table-cell>
          <table:table-cell table:number-columns-repeated="3" office:value-type="float" office:value="25.2242" calcext:value-type="float">
            <text:p>25.224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2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01.032" calcext:value-type="float">
            <text:p>101.032</text:p>
          </table:table-cell>
          <table:table-cell table:number-columns-repeated="3" office:value-type="float" office:value="25.258" calcext:value-type="float">
            <text:p>25.25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2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02.086" calcext:value-type="float">
            <text:p>102.086</text:p>
          </table:table-cell>
          <table:table-cell table:number-columns-repeated="3" office:value-type="float" office:value="25.5215" calcext:value-type="float">
            <text:p>25.521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4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02.3656" calcext:value-type="float">
            <text:p>102.3656</text:p>
          </table:table-cell>
          <table:table-cell table:number-columns-repeated="3" office:value-type="float" office:value="25.5914" calcext:value-type="float">
            <text:p>25.59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2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03.5568" calcext:value-type="float">
            <text:p>103.5568</text:p>
          </table:table-cell>
          <table:table-cell table:number-columns-repeated="3" office:value-type="float" office:value="25.8892" calcext:value-type="float">
            <text:p>25.889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4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04.1452" calcext:value-type="float">
            <text:p>104.1452</text:p>
          </table:table-cell>
          <table:table-cell table:number-columns-repeated="3" office:value-type="float" office:value="26.0363" calcext:value-type="float">
            <text:p>26.03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4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04.7948" calcext:value-type="float">
            <text:p>104.7948</text:p>
          </table:table-cell>
          <table:table-cell table:number-columns-repeated="3" office:value-type="float" office:value="26.1987" calcext:value-type="float">
            <text:p>26.198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4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04.9208" calcext:value-type="float">
            <text:p>104.9208</text:p>
          </table:table-cell>
          <table:table-cell table:number-columns-repeated="3" office:value-type="float" office:value="26.2302" calcext:value-type="float">
            <text:p>26.23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2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05.2756" calcext:value-type="float">
            <text:p>105.2756</text:p>
          </table:table-cell>
          <table:table-cell table:number-columns-repeated="3" office:value-type="float" office:value="26.3189" calcext:value-type="float">
            <text:p>26.31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4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06.1128" calcext:value-type="float">
            <text:p>106.1128</text:p>
          </table:table-cell>
          <table:table-cell table:number-columns-repeated="3" office:value-type="float" office:value="26.5282" calcext:value-type="float">
            <text:p>26.52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4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08.1664" calcext:value-type="float">
            <text:p>108.1664</text:p>
          </table:table-cell>
          <table:table-cell table:number-columns-repeated="3" office:value-type="float" office:value="27.0416" calcext:value-type="float">
            <text:p>27.04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4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12.2252" calcext:value-type="float">
            <text:p>112.2252</text:p>
          </table:table-cell>
          <table:table-cell table:number-columns-repeated="3" office:value-type="float" office:value="28.0563" calcext:value-type="float">
            <text:p>28.05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2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12.2532" calcext:value-type="float">
            <text:p>112.2532</text:p>
          </table:table-cell>
          <table:table-cell table:number-columns-repeated="3" office:value-type="float" office:value="28.0633" calcext:value-type="float">
            <text:p>28.06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4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14.5316" calcext:value-type="float">
            <text:p>114.5316</text:p>
          </table:table-cell>
          <table:table-cell table:number-columns-repeated="3" office:value-type="float" office:value="28.6329" calcext:value-type="float">
            <text:p>28.632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2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14.7964" calcext:value-type="float">
            <text:p>114.7964</text:p>
          </table:table-cell>
          <table:table-cell table:number-columns-repeated="3" office:value-type="float" office:value="28.6991" calcext:value-type="float">
            <text:p>28.69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4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15.4148" calcext:value-type="float">
            <text:p>115.4148</text:p>
          </table:table-cell>
          <table:table-cell table:number-columns-repeated="3" office:value-type="float" office:value="28.8537" calcext:value-type="float">
            <text:p>28.85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2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15.9436" calcext:value-type="float">
            <text:p>115.9436</text:p>
          </table:table-cell>
          <table:table-cell table:number-columns-repeated="3" office:value-type="float" office:value="28.9859" calcext:value-type="float">
            <text:p>28.98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4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17.1808" calcext:value-type="float">
            <text:p>117.1808</text:p>
          </table:table-cell>
          <table:table-cell table:number-columns-repeated="3" office:value-type="float" office:value="29.2952" calcext:value-type="float">
            <text:p>29.29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4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17.6324" calcext:value-type="float">
            <text:p>117.6324</text:p>
          </table:table-cell>
          <table:table-cell table:number-columns-repeated="3" office:value-type="float" office:value="29.4081" calcext:value-type="float">
            <text:p>29.408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4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18.8596" calcext:value-type="float">
            <text:p>118.8596</text:p>
          </table:table-cell>
          <table:table-cell table:number-columns-repeated="3" office:value-type="float" office:value="29.7149" calcext:value-type="float">
            <text:p>29.71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1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19.8156" calcext:value-type="float">
            <text:p>119.8156</text:p>
          </table:table-cell>
          <table:table-cell table:number-columns-repeated="3" office:value-type="float" office:value="29.9539" calcext:value-type="float">
            <text:p>29.95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4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20.332" calcext:value-type="float">
            <text:p>120.332</text:p>
          </table:table-cell>
          <table:table-cell table:number-columns-repeated="3" office:value-type="float" office:value="30.083" calcext:value-type="float">
            <text:p>30.0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4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20.6056" calcext:value-type="float">
            <text:p>120.6056</text:p>
          </table:table-cell>
          <table:table-cell table:number-columns-repeated="3" office:value-type="float" office:value="30.1514" calcext:value-type="float">
            <text:p>30.15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2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21.4312" calcext:value-type="float">
            <text:p>121.4312</text:p>
          </table:table-cell>
          <table:table-cell table:number-columns-repeated="3" office:value-type="float" office:value="30.3578" calcext:value-type="float">
            <text:p>30.35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4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22.386" calcext:value-type="float">
            <text:p>122.386</text:p>
          </table:table-cell>
          <table:table-cell table:number-columns-repeated="3" office:value-type="float" office:value="30.5965" calcext:value-type="float">
            <text:p>30.596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1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22.8152" calcext:value-type="float">
            <text:p>122.8152</text:p>
          </table:table-cell>
          <table:table-cell table:number-columns-repeated="3" office:value-type="float" office:value="30.7038" calcext:value-type="float">
            <text:p>30.70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4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23.1992" calcext:value-type="float">
            <text:p>123.1992</text:p>
          </table:table-cell>
          <table:table-cell table:number-columns-repeated="3" office:value-type="float" office:value="30.7998" calcext:value-type="float">
            <text:p>30.79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1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23.3024" calcext:value-type="float">
            <text:p>123.3024</text:p>
          </table:table-cell>
          <table:table-cell table:number-columns-repeated="3" office:value-type="float" office:value="30.8256" calcext:value-type="float">
            <text:p>30.82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2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24.0376" calcext:value-type="float">
            <text:p>124.0376</text:p>
          </table:table-cell>
          <table:table-cell table:number-columns-repeated="3" office:value-type="float" office:value="31.0094" calcext:value-type="float">
            <text:p>31.00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1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24.2208" calcext:value-type="float">
            <text:p>124.2208</text:p>
          </table:table-cell>
          <table:table-cell table:number-columns-repeated="3" office:value-type="float" office:value="31.0552" calcext:value-type="float">
            <text:p>31.05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1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26.03" calcext:value-type="float">
            <text:p>126.03</text:p>
          </table:table-cell>
          <table:table-cell table:number-columns-repeated="3" office:value-type="float" office:value="31.5075" calcext:value-type="float">
            <text:p>31.507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4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26.206" calcext:value-type="float">
            <text:p>126.206</text:p>
          </table:table-cell>
          <table:table-cell table:number-columns-repeated="3" office:value-type="float" office:value="31.5515" calcext:value-type="float">
            <text:p>31.551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4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26.5856" calcext:value-type="float">
            <text:p>126.5856</text:p>
          </table:table-cell>
          <table:table-cell table:number-columns-repeated="3" office:value-type="float" office:value="31.6464" calcext:value-type="float">
            <text:p>31.64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2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26.7856" calcext:value-type="float">
            <text:p>126.7856</text:p>
          </table:table-cell>
          <table:table-cell table:number-columns-repeated="3" office:value-type="float" office:value="31.6964" calcext:value-type="float">
            <text:p>31.69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2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27.1568" calcext:value-type="float">
            <text:p>127.1568</text:p>
          </table:table-cell>
          <table:table-cell table:number-columns-repeated="3" office:value-type="float" office:value="31.7892" calcext:value-type="float">
            <text:p>31.789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4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27.1928" calcext:value-type="float">
            <text:p>127.1928</text:p>
          </table:table-cell>
          <table:table-cell table:number-columns-repeated="3" office:value-type="float" office:value="31.7982" calcext:value-type="float">
            <text:p>31.79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4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27.656" calcext:value-type="float">
            <text:p>127.656</text:p>
          </table:table-cell>
          <table:table-cell table:number-columns-repeated="3" office:value-type="float" office:value="31.914" calcext:value-type="float">
            <text:p>31.9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2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27.6888" calcext:value-type="float">
            <text:p>127.6888</text:p>
          </table:table-cell>
          <table:table-cell table:number-columns-repeated="3" office:value-type="float" office:value="31.9222" calcext:value-type="float">
            <text:p>31.92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4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28.0824" calcext:value-type="float">
            <text:p>128.0824</text:p>
          </table:table-cell>
          <table:table-cell table:number-columns-repeated="3" office:value-type="float" office:value="32.0206" calcext:value-type="float">
            <text:p>32.02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2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29.3164" calcext:value-type="float">
            <text:p>129.3164</text:p>
          </table:table-cell>
          <table:table-cell table:number-columns-repeated="3" office:value-type="float" office:value="32.3291" calcext:value-type="float">
            <text:p>32.32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4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29.5196" calcext:value-type="float">
            <text:p>129.5196</text:p>
          </table:table-cell>
          <table:table-cell table:number-columns-repeated="3" office:value-type="float" office:value="32.3799" calcext:value-type="float">
            <text:p>32.379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2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30.0704" calcext:value-type="float">
            <text:p>130.0704</text:p>
          </table:table-cell>
          <table:table-cell table:number-columns-repeated="3" office:value-type="float" office:value="32.5176" calcext:value-type="float">
            <text:p>32.51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1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30.602" calcext:value-type="float">
            <text:p>130.602</text:p>
          </table:table-cell>
          <table:table-cell table:number-columns-repeated="3" office:value-type="float" office:value="32.6505" calcext:value-type="float">
            <text:p>32.65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4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30.8536" calcext:value-type="float">
            <text:p>130.8536</text:p>
          </table:table-cell>
          <table:table-cell table:number-columns-repeated="3" office:value-type="float" office:value="32.7134" calcext:value-type="float">
            <text:p>32.71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4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31.1944" calcext:value-type="float">
            <text:p>131.1944</text:p>
          </table:table-cell>
          <table:table-cell table:number-columns-repeated="3" office:value-type="float" office:value="32.7986" calcext:value-type="float">
            <text:p>32.798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4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31.5908" calcext:value-type="float">
            <text:p>131.5908</text:p>
          </table:table-cell>
          <table:table-cell table:number-columns-repeated="3" office:value-type="float" office:value="32.8977" calcext:value-type="float">
            <text:p>32.89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2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31.9608" calcext:value-type="float">
            <text:p>131.9608</text:p>
          </table:table-cell>
          <table:table-cell table:number-columns-repeated="3" office:value-type="float" office:value="32.9902" calcext:value-type="float">
            <text:p>32.99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2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32.0956" calcext:value-type="float">
            <text:p>132.0956</text:p>
          </table:table-cell>
          <table:table-cell table:number-columns-repeated="3" office:value-type="float" office:value="33.0239" calcext:value-type="float">
            <text:p>33.02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2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33.962" calcext:value-type="float">
            <text:p>133.962</text:p>
          </table:table-cell>
          <table:table-cell table:number-columns-repeated="3" office:value-type="float" office:value="33.4905" calcext:value-type="float">
            <text:p>33.49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4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34.5492" calcext:value-type="float">
            <text:p>134.5492</text:p>
          </table:table-cell>
          <table:table-cell table:number-columns-repeated="3" office:value-type="float" office:value="33.6373" calcext:value-type="float">
            <text:p>33.63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4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38.0692" calcext:value-type="float">
            <text:p>138.0692</text:p>
          </table:table-cell>
          <table:table-cell table:number-columns-repeated="3" office:value-type="float" office:value="34.5173" calcext:value-type="float">
            <text:p>34.51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1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38.2092" calcext:value-type="float">
            <text:p>138.2092</text:p>
          </table:table-cell>
          <table:table-cell table:number-columns-repeated="3" office:value-type="float" office:value="34.5523" calcext:value-type="float">
            <text:p>34.55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4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39.8404" calcext:value-type="float">
            <text:p>139.8404</text:p>
          </table:table-cell>
          <table:table-cell table:number-columns-repeated="3" office:value-type="float" office:value="34.9601" calcext:value-type="float">
            <text:p>34.960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4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40.1784" calcext:value-type="float">
            <text:p>140.1784</text:p>
          </table:table-cell>
          <table:table-cell table:number-columns-repeated="3" office:value-type="float" office:value="35.0446" calcext:value-type="float">
            <text:p>35.044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4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40.2656" calcext:value-type="float">
            <text:p>140.2656</text:p>
          </table:table-cell>
          <table:table-cell table:number-columns-repeated="3" office:value-type="float" office:value="35.0664" calcext:value-type="float">
            <text:p>35.06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2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40.4936" calcext:value-type="float">
            <text:p>140.4936</text:p>
          </table:table-cell>
          <table:table-cell table:number-columns-repeated="3" office:value-type="float" office:value="35.1234" calcext:value-type="float">
            <text:p>35.12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4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40.5576" calcext:value-type="float">
            <text:p>140.5576</text:p>
          </table:table-cell>
          <table:table-cell table:number-columns-repeated="3" office:value-type="float" office:value="35.1394" calcext:value-type="float">
            <text:p>35.13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4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40.8164" calcext:value-type="float">
            <text:p>140.8164</text:p>
          </table:table-cell>
          <table:table-cell table:number-columns-repeated="3" office:value-type="float" office:value="35.2041" calcext:value-type="float">
            <text:p>35.20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2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41.3672" calcext:value-type="float">
            <text:p>141.3672</text:p>
          </table:table-cell>
          <table:table-cell table:number-columns-repeated="3" office:value-type="float" office:value="35.3418" calcext:value-type="float">
            <text:p>35.34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4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43.1812" calcext:value-type="float">
            <text:p>143.1812</text:p>
          </table:table-cell>
          <table:table-cell table:number-columns-repeated="3" office:value-type="float" office:value="35.7953" calcext:value-type="float">
            <text:p>35.79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4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44.1532" calcext:value-type="float">
            <text:p>144.1532</text:p>
          </table:table-cell>
          <table:table-cell table:number-columns-repeated="3" office:value-type="float" office:value="36.0383" calcext:value-type="float">
            <text:p>36.03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2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44.2136" calcext:value-type="float">
            <text:p>144.2136</text:p>
          </table:table-cell>
          <table:table-cell table:number-columns-repeated="3" office:value-type="float" office:value="36.0534" calcext:value-type="float">
            <text:p>36.05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4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44.8196" calcext:value-type="float">
            <text:p>144.8196</text:p>
          </table:table-cell>
          <table:table-cell table:number-columns-repeated="3" office:value-type="float" office:value="36.2049" calcext:value-type="float">
            <text:p>36.20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4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45.0848" calcext:value-type="float">
            <text:p>145.0848</text:p>
          </table:table-cell>
          <table:table-cell table:number-columns-repeated="3" office:value-type="float" office:value="36.2712" calcext:value-type="float">
            <text:p>36.271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4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45.1832" calcext:value-type="float">
            <text:p>145.1832</text:p>
          </table:table-cell>
          <table:table-cell table:number-columns-repeated="3" office:value-type="float" office:value="36.2958" calcext:value-type="float">
            <text:p>36.295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4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46.6208" calcext:value-type="float">
            <text:p>146.6208</text:p>
          </table:table-cell>
          <table:table-cell table:number-columns-repeated="3" office:value-type="float" office:value="36.6552" calcext:value-type="float">
            <text:p>36.65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4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48.7488" calcext:value-type="float">
            <text:p>148.7488</text:p>
          </table:table-cell>
          <table:table-cell table:number-columns-repeated="3" office:value-type="float" office:value="37.1872" calcext:value-type="float">
            <text:p>37.18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4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0.4256" calcext:value-type="float">
            <text:p>150.4256</text:p>
          </table:table-cell>
          <table:table-cell table:number-columns-repeated="3" office:value-type="float" office:value="37.6064" calcext:value-type="float">
            <text:p>37.60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4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50.4932" calcext:value-type="float">
            <text:p>150.4932</text:p>
          </table:table-cell>
          <table:table-cell table:number-columns-repeated="3" office:value-type="float" office:value="37.6233" calcext:value-type="float">
            <text:p>37.62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4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1.0272" calcext:value-type="float">
            <text:p>151.0272</text:p>
          </table:table-cell>
          <table:table-cell table:number-columns-repeated="3" office:value-type="float" office:value="37.7568" calcext:value-type="float">
            <text:p>37.756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2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52.7628" calcext:value-type="float">
            <text:p>152.7628</text:p>
          </table:table-cell>
          <table:table-cell table:number-columns-repeated="3" office:value-type="float" office:value="38.1907" calcext:value-type="float">
            <text:p>38.19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4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53.1176" calcext:value-type="float">
            <text:p>153.1176</text:p>
          </table:table-cell>
          <table:table-cell table:number-columns-repeated="3" office:value-type="float" office:value="38.2794" calcext:value-type="float">
            <text:p>38.27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1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53.136" calcext:value-type="float">
            <text:p>153.136</text:p>
          </table:table-cell>
          <table:table-cell table:number-columns-repeated="3" office:value-type="float" office:value="38.284" calcext:value-type="float">
            <text:p>38.28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2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53.6344" calcext:value-type="float">
            <text:p>153.6344</text:p>
          </table:table-cell>
          <table:table-cell table:number-columns-repeated="3" office:value-type="float" office:value="38.4086" calcext:value-type="float">
            <text:p>38.408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2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153.8924" calcext:value-type="float">
            <text:p>153.8924</text:p>
          </table:table-cell>
          <table:table-cell table:number-columns-repeated="3" office:value-type="float" office:value="38.4731" calcext:value-type="float">
            <text:p>38.47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2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54.69" calcext:value-type="float">
            <text:p>154.69</text:p>
          </table:table-cell>
          <table:table-cell table:number-columns-repeated="3" office:value-type="float" office:value="38.6725" calcext:value-type="float">
            <text:p>38.672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4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4.9244" calcext:value-type="float">
            <text:p>154.9244</text:p>
          </table:table-cell>
          <table:table-cell table:number-columns-repeated="3" office:value-type="float" office:value="38.7311" calcext:value-type="float">
            <text:p>38.73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1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5.22" calcext:value-type="float">
            <text:p>155.22</text:p>
          </table:table-cell>
          <table:table-cell table:number-columns-repeated="3" office:value-type="float" office:value="38.805" calcext:value-type="float">
            <text:p>38.8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2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155.2684" calcext:value-type="float">
            <text:p>155.2684</text:p>
          </table:table-cell>
          <table:table-cell table:number-columns-repeated="3" office:value-type="float" office:value="38.8171" calcext:value-type="float">
            <text:p>38.81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4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5.764" calcext:value-type="float">
            <text:p>155.764</text:p>
          </table:table-cell>
          <table:table-cell table:number-columns-repeated="3" office:value-type="float" office:value="38.941" calcext:value-type="float">
            <text:p>38.9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4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6.2696" calcext:value-type="float">
            <text:p>156.2696</text:p>
          </table:table-cell>
          <table:table-cell table:number-columns-repeated="3" office:value-type="float" office:value="39.0674" calcext:value-type="float">
            <text:p>39.067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2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56.3988" calcext:value-type="float">
            <text:p>156.3988</text:p>
          </table:table-cell>
          <table:table-cell table:number-columns-repeated="3" office:value-type="float" office:value="39.0997" calcext:value-type="float">
            <text:p>39.09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2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6.9156" calcext:value-type="float">
            <text:p>156.9156</text:p>
          </table:table-cell>
          <table:table-cell table:number-columns-repeated="3" office:value-type="float" office:value="39.2289" calcext:value-type="float">
            <text:p>39.22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4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57.2896" calcext:value-type="float">
            <text:p>157.2896</text:p>
          </table:table-cell>
          <table:table-cell table:number-columns-repeated="3" office:value-type="float" office:value="39.3224" calcext:value-type="float">
            <text:p>39.32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2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7.678" calcext:value-type="float">
            <text:p>157.678</text:p>
          </table:table-cell>
          <table:table-cell table:number-columns-repeated="3" office:value-type="float" office:value="39.4195" calcext:value-type="float">
            <text:p>39.41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2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58.0728" calcext:value-type="float">
            <text:p>158.0728</text:p>
          </table:table-cell>
          <table:table-cell table:number-columns-repeated="3" office:value-type="float" office:value="39.5182" calcext:value-type="float">
            <text:p>39.51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2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58.1984" calcext:value-type="float">
            <text:p>158.1984</text:p>
          </table:table-cell>
          <table:table-cell table:number-columns-repeated="3" office:value-type="float" office:value="39.5496" calcext:value-type="float">
            <text:p>39.54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4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58.3672" calcext:value-type="float">
            <text:p>158.3672</text:p>
          </table:table-cell>
          <table:table-cell table:number-columns-repeated="3" office:value-type="float" office:value="39.5918" calcext:value-type="float">
            <text:p>39.59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2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60.334" calcext:value-type="float">
            <text:p>160.334</text:p>
          </table:table-cell>
          <table:table-cell table:number-columns-repeated="3" office:value-type="float" office:value="40.0835" calcext:value-type="float">
            <text:p>40.08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2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60.3404" calcext:value-type="float">
            <text:p>160.3404</text:p>
          </table:table-cell>
          <table:table-cell table:number-columns-repeated="3" office:value-type="float" office:value="40.0851" calcext:value-type="float">
            <text:p>40.085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2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60.4924" calcext:value-type="float">
            <text:p>160.4924</text:p>
          </table:table-cell>
          <table:table-cell table:number-columns-repeated="3" office:value-type="float" office:value="40.1231" calcext:value-type="float">
            <text:p>40.12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2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61.0844" calcext:value-type="float">
            <text:p>161.0844</text:p>
          </table:table-cell>
          <table:table-cell table:number-columns-repeated="3" office:value-type="float" office:value="40.2711" calcext:value-type="float">
            <text:p>40.27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2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61.594" calcext:value-type="float">
            <text:p>161.594</text:p>
          </table:table-cell>
          <table:table-cell table:number-columns-repeated="3" office:value-type="float" office:value="40.3985" calcext:value-type="float">
            <text:p>40.39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2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64.3676" calcext:value-type="float">
            <text:p>164.3676</text:p>
          </table:table-cell>
          <table:table-cell table:number-columns-repeated="3" office:value-type="float" office:value="41.0919" calcext:value-type="float">
            <text:p>41.09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2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67.0692" calcext:value-type="float">
            <text:p>167.0692</text:p>
          </table:table-cell>
          <table:table-cell table:number-columns-repeated="3" office:value-type="float" office:value="41.7673" calcext:value-type="float">
            <text:p>41.76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2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67.4736" calcext:value-type="float">
            <text:p>167.4736</text:p>
          </table:table-cell>
          <table:table-cell table:number-columns-repeated="3" office:value-type="float" office:value="41.8684" calcext:value-type="float">
            <text:p>41.868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2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70.4824" calcext:value-type="float">
            <text:p>170.4824</text:p>
          </table:table-cell>
          <table:table-cell table:number-columns-repeated="3" office:value-type="float" office:value="42.6206" calcext:value-type="float">
            <text:p>42.62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2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71.8728" calcext:value-type="float">
            <text:p>171.8728</text:p>
          </table:table-cell>
          <table:table-cell table:number-columns-repeated="3" office:value-type="float" office:value="42.9682" calcext:value-type="float">
            <text:p>42.96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2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75.572" calcext:value-type="float">
            <text:p>175.572</text:p>
          </table:table-cell>
          <table:table-cell table:number-columns-repeated="3" office:value-type="float" office:value="43.893" calcext:value-type="float">
            <text:p>43.89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2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76.5344" calcext:value-type="float">
            <text:p>176.5344</text:p>
          </table:table-cell>
          <table:table-cell table:number-columns-repeated="3" office:value-type="float" office:value="44.1336" calcext:value-type="float">
            <text:p>44.133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2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77.0832" calcext:value-type="float">
            <text:p>177.0832</text:p>
          </table:table-cell>
          <table:table-cell table:number-columns-repeated="3" office:value-type="float" office:value="44.2708" calcext:value-type="float">
            <text:p>44.27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2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77.5408" calcext:value-type="float">
            <text:p>177.5408</text:p>
          </table:table-cell>
          <table:table-cell table:number-columns-repeated="3" office:value-type="float" office:value="44.3852" calcext:value-type="float">
            <text:p>44.38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2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85.2108" calcext:value-type="float">
            <text:p>185.2108</text:p>
          </table:table-cell>
          <table:table-cell table:number-columns-repeated="3" office:value-type="float" office:value="46.3027" calcext:value-type="float">
            <text:p>46.30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2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85.3104" calcext:value-type="float">
            <text:p>185.3104</text:p>
          </table:table-cell>
          <table:table-cell table:number-columns-repeated="3" office:value-type="float" office:value="46.3276" calcext:value-type="float">
            <text:p>46.32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1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85.7732" calcext:value-type="float">
            <text:p>185.7732</text:p>
          </table:table-cell>
          <table:table-cell table:number-columns-repeated="3" office:value-type="float" office:value="46.4433" calcext:value-type="float">
            <text:p>46.44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1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86.0768" calcext:value-type="float">
            <text:p>186.0768</text:p>
          </table:table-cell>
          <table:table-cell table:number-columns-repeated="3" office:value-type="float" office:value="46.5192" calcext:value-type="float">
            <text:p>46.519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2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86.376" calcext:value-type="float">
            <text:p>186.376</text:p>
          </table:table-cell>
          <table:table-cell table:number-columns-repeated="3" office:value-type="float" office:value="46.594" calcext:value-type="float">
            <text:p>46.5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2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87.6576" calcext:value-type="float">
            <text:p>187.6576</text:p>
          </table:table-cell>
          <table:table-cell table:number-columns-repeated="3" office:value-type="float" office:value="46.9144" calcext:value-type="float">
            <text:p>46.91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1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87.9088" calcext:value-type="float">
            <text:p>187.9088</text:p>
          </table:table-cell>
          <table:table-cell table:number-columns-repeated="3" office:value-type="float" office:value="46.9772" calcext:value-type="float">
            <text:p>46.97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2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88.214" calcext:value-type="float">
            <text:p>188.214</text:p>
          </table:table-cell>
          <table:table-cell table:number-columns-repeated="3" office:value-type="float" office:value="47.0535" calcext:value-type="float">
            <text:p>47.05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2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88.3992" calcext:value-type="float">
            <text:p>188.3992</text:p>
          </table:table-cell>
          <table:table-cell table:number-columns-repeated="3" office:value-type="float" office:value="47.0998" calcext:value-type="float">
            <text:p>47.09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2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90.4124" calcext:value-type="float">
            <text:p>190.4124</text:p>
          </table:table-cell>
          <table:table-cell table:number-columns-repeated="3" office:value-type="float" office:value="47.6031" calcext:value-type="float">
            <text:p>47.60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2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90.8268" calcext:value-type="float">
            <text:p>190.8268</text:p>
          </table:table-cell>
          <table:table-cell table:number-columns-repeated="3" office:value-type="float" office:value="47.7067" calcext:value-type="float">
            <text:p>47.70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1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91.0136" calcext:value-type="float">
            <text:p>191.0136</text:p>
          </table:table-cell>
          <table:table-cell table:number-columns-repeated="3" office:value-type="float" office:value="47.7534" calcext:value-type="float">
            <text:p>47.75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2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92.854" calcext:value-type="float">
            <text:p>192.854</text:p>
          </table:table-cell>
          <table:table-cell table:number-columns-repeated="3" office:value-type="float" office:value="48.2135" calcext:value-type="float">
            <text:p>48.21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4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193.0136" calcext:value-type="float">
            <text:p>193.0136</text:p>
          </table:table-cell>
          <table:table-cell table:number-columns-repeated="3" office:value-type="float" office:value="48.2534" calcext:value-type="float">
            <text:p>48.25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4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193.0504" calcext:value-type="float">
            <text:p>193.0504</text:p>
          </table:table-cell>
          <table:table-cell table:number-columns-repeated="3" office:value-type="float" office:value="48.2626" calcext:value-type="float">
            <text:p>48.26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2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94.0844" calcext:value-type="float">
            <text:p>194.0844</text:p>
          </table:table-cell>
          <table:table-cell table:number-columns-repeated="3" office:value-type="float" office:value="48.5211" calcext:value-type="float">
            <text:p>48.52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2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94.6384" calcext:value-type="float">
            <text:p>194.6384</text:p>
          </table:table-cell>
          <table:table-cell table:number-columns-repeated="3" office:value-type="float" office:value="48.6596" calcext:value-type="float">
            <text:p>48.65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4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195.8072" calcext:value-type="float">
            <text:p>195.8072</text:p>
          </table:table-cell>
          <table:table-cell table:number-columns-repeated="3" office:value-type="float" office:value="48.9518" calcext:value-type="float">
            <text:p>48.95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4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96.2484" calcext:value-type="float">
            <text:p>196.2484</text:p>
          </table:table-cell>
          <table:table-cell table:number-columns-repeated="3" office:value-type="float" office:value="49.0621" calcext:value-type="float">
            <text:p>49.062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4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196.638" calcext:value-type="float">
            <text:p>196.638</text:p>
          </table:table-cell>
          <table:table-cell table:number-columns-repeated="3" office:value-type="float" office:value="49.1595" calcext:value-type="float">
            <text:p>49.15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2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97.966" calcext:value-type="float">
            <text:p>197.966</text:p>
          </table:table-cell>
          <table:table-cell table:number-columns-repeated="3" office:value-type="float" office:value="49.4915" calcext:value-type="float">
            <text:p>49.491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4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198.4948" calcext:value-type="float">
            <text:p>198.4948</text:p>
          </table:table-cell>
          <table:table-cell table:number-columns-repeated="3" office:value-type="float" office:value="49.6237" calcext:value-type="float">
            <text:p>49.62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2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99.9788" calcext:value-type="float">
            <text:p>199.9788</text:p>
          </table:table-cell>
          <table:table-cell table:number-columns-repeated="3" office:value-type="float" office:value="49.9947" calcext:value-type="float">
            <text:p>49.99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2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200.884" calcext:value-type="float">
            <text:p>200.884</text:p>
          </table:table-cell>
          <table:table-cell table:number-columns-repeated="3" office:value-type="float" office:value="50.221" calcext:value-type="float">
            <text:p>50.22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4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05.1264" calcext:value-type="float">
            <text:p>205.1264</text:p>
          </table:table-cell>
          <table:table-cell table:number-columns-repeated="3" office:value-type="float" office:value="51.2816" calcext:value-type="float">
            <text:p>51.28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4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06.3584" calcext:value-type="float">
            <text:p>206.3584</text:p>
          </table:table-cell>
          <table:table-cell table:number-columns-repeated="3" office:value-type="float" office:value="51.5896" calcext:value-type="float">
            <text:p>51.58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4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10.8748" calcext:value-type="float">
            <text:p>210.8748</text:p>
          </table:table-cell>
          <table:table-cell table:number-columns-repeated="3" office:value-type="float" office:value="52.7187" calcext:value-type="float">
            <text:p>52.718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4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11.1492" calcext:value-type="float">
            <text:p>211.1492</text:p>
          </table:table-cell>
          <table:table-cell table:number-columns-repeated="3" office:value-type="float" office:value="52.7873" calcext:value-type="float">
            <text:p>52.78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4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11.5492" calcext:value-type="float">
            <text:p>211.5492</text:p>
          </table:table-cell>
          <table:table-cell table:number-columns-repeated="3" office:value-type="float" office:value="52.8873" calcext:value-type="float">
            <text:p>52.88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4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11.9752" calcext:value-type="float">
            <text:p>211.9752</text:p>
          </table:table-cell>
          <table:table-cell table:number-columns-repeated="3" office:value-type="float" office:value="52.9938" calcext:value-type="float">
            <text:p>52.99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2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13.2616" calcext:value-type="float">
            <text:p>213.2616</text:p>
          </table:table-cell>
          <table:table-cell table:number-columns-repeated="3" office:value-type="float" office:value="53.3154" calcext:value-type="float">
            <text:p>53.31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4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13.3264" calcext:value-type="float">
            <text:p>213.3264</text:p>
          </table:table-cell>
          <table:table-cell table:number-columns-repeated="3" office:value-type="float" office:value="53.3316" calcext:value-type="float">
            <text:p>53.33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2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13.682" calcext:value-type="float">
            <text:p>213.682</text:p>
          </table:table-cell>
          <table:table-cell table:number-columns-repeated="3" office:value-type="float" office:value="53.4205" calcext:value-type="float">
            <text:p>53.42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2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14.9752" calcext:value-type="float">
            <text:p>214.9752</text:p>
          </table:table-cell>
          <table:table-cell table:number-columns-repeated="3" office:value-type="float" office:value="53.7438" calcext:value-type="float">
            <text:p>53.74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2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15.7812" calcext:value-type="float">
            <text:p>215.7812</text:p>
          </table:table-cell>
          <table:table-cell table:number-columns-repeated="3" office:value-type="float" office:value="53.9453" calcext:value-type="float">
            <text:p>53.94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2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18.6296" calcext:value-type="float">
            <text:p>218.6296</text:p>
          </table:table-cell>
          <table:table-cell table:number-columns-repeated="3" office:value-type="float" office:value="54.6574" calcext:value-type="float">
            <text:p>54.657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2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19.626" calcext:value-type="float">
            <text:p>219.626</text:p>
          </table:table-cell>
          <table:table-cell table:number-columns-repeated="3" office:value-type="float" office:value="54.9065" calcext:value-type="float">
            <text:p>54.906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2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21.57" calcext:value-type="float">
            <text:p>221.57</text:p>
          </table:table-cell>
          <table:table-cell table:number-columns-repeated="3" office:value-type="float" office:value="55.3925" calcext:value-type="float">
            <text:p>55.392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2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21.6176" calcext:value-type="float">
            <text:p>221.6176</text:p>
          </table:table-cell>
          <table:table-cell table:number-columns-repeated="3" office:value-type="float" office:value="55.4044" calcext:value-type="float">
            <text:p>55.40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2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22.0908" calcext:value-type="float">
            <text:p>222.0908</text:p>
          </table:table-cell>
          <table:table-cell table:number-columns-repeated="3" office:value-type="float" office:value="55.5227" calcext:value-type="float">
            <text:p>55.52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2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23.0292" calcext:value-type="float">
            <text:p>223.0292</text:p>
          </table:table-cell>
          <table:table-cell table:number-columns-repeated="3" office:value-type="float" office:value="55.7573" calcext:value-type="float">
            <text:p>55.75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2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25.6396" calcext:value-type="float">
            <text:p>225.6396</text:p>
          </table:table-cell>
          <table:table-cell table:number-columns-repeated="3" office:value-type="float" office:value="56.4099" calcext:value-type="float">
            <text:p>56.409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4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32.9588" calcext:value-type="float">
            <text:p>232.9588</text:p>
          </table:table-cell>
          <table:table-cell table:number-columns-repeated="3" office:value-type="float" office:value="58.2397" calcext:value-type="float">
            <text:p>58.23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2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33.318" calcext:value-type="float">
            <text:p>233.318</text:p>
          </table:table-cell>
          <table:table-cell table:number-columns-repeated="3" office:value-type="float" office:value="58.3295" calcext:value-type="float">
            <text:p>58.32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2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35.4996" calcext:value-type="float">
            <text:p>235.4996</text:p>
          </table:table-cell>
          <table:table-cell table:number-columns-repeated="3" office:value-type="float" office:value="58.8749" calcext:value-type="float">
            <text:p>58.87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2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35.9052" calcext:value-type="float">
            <text:p>235.9052</text:p>
          </table:table-cell>
          <table:table-cell table:number-columns-repeated="3" office:value-type="float" office:value="58.9763" calcext:value-type="float">
            <text:p>58.97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4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37.4864" calcext:value-type="float">
            <text:p>237.4864</text:p>
          </table:table-cell>
          <table:table-cell table:number-columns-repeated="3" office:value-type="float" office:value="59.3716" calcext:value-type="float">
            <text:p>59.37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2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38.0672" calcext:value-type="float">
            <text:p>238.0672</text:p>
          </table:table-cell>
          <table:table-cell table:number-columns-repeated="3" office:value-type="float" office:value="59.5168" calcext:value-type="float">
            <text:p>59.516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4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0.3832" calcext:value-type="float">
            <text:p>240.3832</text:p>
          </table:table-cell>
          <table:table-cell table:number-columns-repeated="3" office:value-type="float" office:value="60.0958" calcext:value-type="float">
            <text:p>60.095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4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0.4024" calcext:value-type="float">
            <text:p>240.4024</text:p>
          </table:table-cell>
          <table:table-cell table:number-columns-repeated="3" office:value-type="float" office:value="60.1006" calcext:value-type="float">
            <text:p>60.10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4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0.6456" calcext:value-type="float">
            <text:p>240.6456</text:p>
          </table:table-cell>
          <table:table-cell table:number-columns-repeated="3" office:value-type="float" office:value="60.1614" calcext:value-type="float">
            <text:p>60.16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2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41.1812" calcext:value-type="float">
            <text:p>241.1812</text:p>
          </table:table-cell>
          <table:table-cell table:number-columns-repeated="3" office:value-type="float" office:value="60.2953" calcext:value-type="float">
            <text:p>60.29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2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43.0544" calcext:value-type="float">
            <text:p>243.0544</text:p>
          </table:table-cell>
          <table:table-cell table:number-columns-repeated="3" office:value-type="float" office:value="60.7636" calcext:value-type="float">
            <text:p>60.763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2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43.1048" calcext:value-type="float">
            <text:p>243.1048</text:p>
          </table:table-cell>
          <table:table-cell table:number-columns-repeated="3" office:value-type="float" office:value="60.7762" calcext:value-type="float">
            <text:p>60.776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2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43.1756" calcext:value-type="float">
            <text:p>243.1756</text:p>
          </table:table-cell>
          <table:table-cell table:number-columns-repeated="3" office:value-type="float" office:value="60.7939" calcext:value-type="float">
            <text:p>60.79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4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3.4584" calcext:value-type="float">
            <text:p>243.4584</text:p>
          </table:table-cell>
          <table:table-cell table:number-columns-repeated="3" office:value-type="float" office:value="60.8646" calcext:value-type="float">
            <text:p>60.864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4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4.0652" calcext:value-type="float">
            <text:p>244.0652</text:p>
          </table:table-cell>
          <table:table-cell table:number-columns-repeated="3" office:value-type="float" office:value="61.0163" calcext:value-type="float">
            <text:p>61.01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2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44.5796" calcext:value-type="float">
            <text:p>244.5796</text:p>
          </table:table-cell>
          <table:table-cell table:number-columns-repeated="3" office:value-type="float" office:value="61.1449" calcext:value-type="float">
            <text:p>61.14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2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45.2452" calcext:value-type="float">
            <text:p>245.2452</text:p>
          </table:table-cell>
          <table:table-cell table:number-columns-repeated="3" office:value-type="float" office:value="61.3113" calcext:value-type="float">
            <text:p>61.311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4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6.2972" calcext:value-type="float">
            <text:p>246.2972</text:p>
          </table:table-cell>
          <table:table-cell table:number-columns-repeated="3" office:value-type="float" office:value="61.5743" calcext:value-type="float">
            <text:p>61.57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4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6.6916" calcext:value-type="float">
            <text:p>246.6916</text:p>
          </table:table-cell>
          <table:table-cell table:number-columns-repeated="3" office:value-type="float" office:value="61.6729" calcext:value-type="float">
            <text:p>61.672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2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46.9996" calcext:value-type="float">
            <text:p>246.9996</text:p>
          </table:table-cell>
          <table:table-cell table:number-columns-repeated="3" office:value-type="float" office:value="61.7499" calcext:value-type="float">
            <text:p>61.749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2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47.1252" calcext:value-type="float">
            <text:p>247.1252</text:p>
          </table:table-cell>
          <table:table-cell table:number-columns-repeated="3" office:value-type="float" office:value="61.7813" calcext:value-type="float">
            <text:p>61.781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4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7.1736" calcext:value-type="float">
            <text:p>247.1736</text:p>
          </table:table-cell>
          <table:table-cell table:number-columns-repeated="3" office:value-type="float" office:value="61.7934" calcext:value-type="float">
            <text:p>61.79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4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8.554" calcext:value-type="float">
            <text:p>248.554</text:p>
          </table:table-cell>
          <table:table-cell table:number-columns-repeated="3" office:value-type="float" office:value="62.1385" calcext:value-type="float">
            <text:p>62.13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2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48.5788" calcext:value-type="float">
            <text:p>248.5788</text:p>
          </table:table-cell>
          <table:table-cell table:number-columns-repeated="3" office:value-type="float" office:value="62.1447" calcext:value-type="float">
            <text:p>62.14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2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49.4104" calcext:value-type="float">
            <text:p>249.4104</text:p>
          </table:table-cell>
          <table:table-cell table:number-columns-repeated="3" office:value-type="float" office:value="62.3526" calcext:value-type="float">
            <text:p>62.35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2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49.6576" calcext:value-type="float">
            <text:p>249.6576</text:p>
          </table:table-cell>
          <table:table-cell table:number-columns-repeated="3" office:value-type="float" office:value="62.4144" calcext:value-type="float">
            <text:p>62.41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4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51.9772" calcext:value-type="float">
            <text:p>251.9772</text:p>
          </table:table-cell>
          <table:table-cell table:number-columns-repeated="3" office:value-type="float" office:value="62.9943" calcext:value-type="float">
            <text:p>62.99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4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251.986" calcext:value-type="float">
            <text:p>251.986</text:p>
          </table:table-cell>
          <table:table-cell table:number-columns-repeated="3" office:value-type="float" office:value="62.9965" calcext:value-type="float">
            <text:p>62.996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1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52.5392" calcext:value-type="float">
            <text:p>252.5392</text:p>
          </table:table-cell>
          <table:table-cell table:number-columns-repeated="3" office:value-type="float" office:value="63.1348" calcext:value-type="float">
            <text:p>63.134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4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52.9232" calcext:value-type="float">
            <text:p>252.9232</text:p>
          </table:table-cell>
          <table:table-cell table:number-columns-repeated="3" office:value-type="float" office:value="63.2308" calcext:value-type="float">
            <text:p>63.23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2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55.296" calcext:value-type="float">
            <text:p>255.296</text:p>
          </table:table-cell>
          <table:table-cell table:number-columns-repeated="3" office:value-type="float" office:value="63.824" calcext:value-type="float">
            <text:p>63.8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4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55.5876" calcext:value-type="float">
            <text:p>255.5876</text:p>
          </table:table-cell>
          <table:table-cell table:number-columns-repeated="3" office:value-type="float" office:value="63.8969" calcext:value-type="float">
            <text:p>63.89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4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258.4124" calcext:value-type="float">
            <text:p>258.4124</text:p>
          </table:table-cell>
          <table:table-cell table:number-columns-repeated="3" office:value-type="float" office:value="64.6031" calcext:value-type="float">
            <text:p>64.60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4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58.4168" calcext:value-type="float">
            <text:p>258.4168</text:p>
          </table:table-cell>
          <table:table-cell table:number-columns-repeated="3" office:value-type="float" office:value="64.6042" calcext:value-type="float">
            <text:p>64.604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4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259.238" calcext:value-type="float">
            <text:p>259.238</text:p>
          </table:table-cell>
          <table:table-cell table:number-columns-repeated="3" office:value-type="float" office:value="64.8095" calcext:value-type="float">
            <text:p>64.80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1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59.61" calcext:value-type="float">
            <text:p>259.61</text:p>
          </table:table-cell>
          <table:table-cell table:number-columns-repeated="3" office:value-type="float" office:value="64.9025" calcext:value-type="float">
            <text:p>64.902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2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60.092" calcext:value-type="float">
            <text:p>260.092</text:p>
          </table:table-cell>
          <table:table-cell table:number-columns-repeated="3" office:value-type="float" office:value="65.023" calcext:value-type="float">
            <text:p>65.0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4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260.3956" calcext:value-type="float">
            <text:p>260.3956</text:p>
          </table:table-cell>
          <table:table-cell table:number-columns-repeated="3" office:value-type="float" office:value="65.0989" calcext:value-type="float">
            <text:p>65.09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4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260.7308" calcext:value-type="float">
            <text:p>260.7308</text:p>
          </table:table-cell>
          <table:table-cell table:number-columns-repeated="3" office:value-type="float" office:value="65.1827" calcext:value-type="float">
            <text:p>65.18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1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261.0808" calcext:value-type="float">
            <text:p>261.0808</text:p>
          </table:table-cell>
          <table:table-cell table:number-columns-repeated="3" office:value-type="float" office:value="65.2702" calcext:value-type="float">
            <text:p>65.27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2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62.052" calcext:value-type="float">
            <text:p>262.052</text:p>
          </table:table-cell>
          <table:table-cell table:number-columns-repeated="3" office:value-type="float" office:value="65.513" calcext:value-type="float">
            <text:p>65.51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1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62.1692" calcext:value-type="float">
            <text:p>262.1692</text:p>
          </table:table-cell>
          <table:table-cell table:number-columns-repeated="3" office:value-type="float" office:value="65.5423" calcext:value-type="float">
            <text:p>65.54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4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265.432" calcext:value-type="float">
            <text:p>265.432</text:p>
          </table:table-cell>
          <table:table-cell table:number-columns-repeated="3" office:value-type="float" office:value="66.358" calcext:value-type="float">
            <text:p>66.35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1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72.21" calcext:value-type="float">
            <text:p>272.21</text:p>
          </table:table-cell>
          <table:table-cell table:number-columns-repeated="3" office:value-type="float" office:value="68.0525" calcext:value-type="float">
            <text:p>68.052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1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277.556" calcext:value-type="float">
            <text:p>277.556</text:p>
          </table:table-cell>
          <table:table-cell table:number-columns-repeated="3" office:value-type="float" office:value="69.389" calcext:value-type="float">
            <text:p>69.3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2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78.7956" calcext:value-type="float">
            <text:p>278.7956</text:p>
          </table:table-cell>
          <table:table-cell table:number-columns-repeated="3" office:value-type="float" office:value="69.6989" calcext:value-type="float">
            <text:p>69.69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1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278.9656" calcext:value-type="float">
            <text:p>278.9656</text:p>
          </table:table-cell>
          <table:table-cell table:number-columns-repeated="3" office:value-type="float" office:value="69.7414" calcext:value-type="float">
            <text:p>69.74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2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80.4736" calcext:value-type="float">
            <text:p>280.4736</text:p>
          </table:table-cell>
          <table:table-cell table:number-columns-repeated="3" office:value-type="float" office:value="70.1184" calcext:value-type="float">
            <text:p>70.118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1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282.55" calcext:value-type="float">
            <text:p>282.55</text:p>
          </table:table-cell>
          <table:table-cell table:number-columns-repeated="3" office:value-type="float" office:value="70.6375" calcext:value-type="float">
            <text:p>70.637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2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82.8716" calcext:value-type="float">
            <text:p>282.8716</text:p>
          </table:table-cell>
          <table:table-cell table:number-columns-repeated="3" office:value-type="float" office:value="70.7179" calcext:value-type="float">
            <text:p>70.71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4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85.0172" calcext:value-type="float">
            <text:p>285.0172</text:p>
          </table:table-cell>
          <table:table-cell table:number-columns-repeated="3" office:value-type="float" office:value="71.2543" calcext:value-type="float">
            <text:p>71.25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2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85.7848" calcext:value-type="float">
            <text:p>285.7848</text:p>
          </table:table-cell>
          <table:table-cell table:number-columns-repeated="3" office:value-type="float" office:value="71.4462" calcext:value-type="float">
            <text:p>71.446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4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286.0332" calcext:value-type="float">
            <text:p>286.0332</text:p>
          </table:table-cell>
          <table:table-cell table:number-columns-repeated="3" office:value-type="float" office:value="71.5083" calcext:value-type="float">
            <text:p>71.50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2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89.7988" calcext:value-type="float">
            <text:p>289.7988</text:p>
          </table:table-cell>
          <table:table-cell table:number-columns-repeated="3" office:value-type="float" office:value="72.4497" calcext:value-type="float">
            <text:p>72.44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1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94.3112" calcext:value-type="float">
            <text:p>294.3112</text:p>
          </table:table-cell>
          <table:table-cell table:number-columns-repeated="3" office:value-type="float" office:value="73.5778" calcext:value-type="float">
            <text:p>73.57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2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95.5084" calcext:value-type="float">
            <text:p>295.5084</text:p>
          </table:table-cell>
          <table:table-cell table:number-columns-repeated="3" office:value-type="float" office:value="73.8771" calcext:value-type="float">
            <text:p>73.87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2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96.232" calcext:value-type="float">
            <text:p>296.232</text:p>
          </table:table-cell>
          <table:table-cell table:number-columns-repeated="3" office:value-type="float" office:value="74.058" calcext:value-type="float">
            <text:p>74.05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1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296.2752" calcext:value-type="float">
            <text:p>296.2752</text:p>
          </table:table-cell>
          <table:table-cell table:number-columns-repeated="3" office:value-type="float" office:value="74.0688" calcext:value-type="float">
            <text:p>74.068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2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96.4612" calcext:value-type="float">
            <text:p>296.4612</text:p>
          </table:table-cell>
          <table:table-cell table:number-columns-repeated="3" office:value-type="float" office:value="74.1153" calcext:value-type="float">
            <text:p>74.11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2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98.4204" calcext:value-type="float">
            <text:p>298.4204</text:p>
          </table:table-cell>
          <table:table-cell table:number-columns-repeated="3" office:value-type="float" office:value="74.6051" calcext:value-type="float">
            <text:p>74.605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1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99.1784" calcext:value-type="float">
            <text:p>299.1784</text:p>
          </table:table-cell>
          <table:table-cell table:number-columns-repeated="3" office:value-type="float" office:value="74.7946" calcext:value-type="float">
            <text:p>74.794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1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308.8964" calcext:value-type="float">
            <text:p>308.8964</text:p>
          </table:table-cell>
          <table:table-cell table:number-columns-repeated="3" office:value-type="float" office:value="77.2241" calcext:value-type="float">
            <text:p>77.22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2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09.502" calcext:value-type="float">
            <text:p>309.502</text:p>
          </table:table-cell>
          <table:table-cell table:number-columns-repeated="3" office:value-type="float" office:value="77.3755" calcext:value-type="float">
            <text:p>77.37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1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12.9224" calcext:value-type="float">
            <text:p>312.9224</text:p>
          </table:table-cell>
          <table:table-cell table:number-columns-repeated="3" office:value-type="float" office:value="78.2306" calcext:value-type="float">
            <text:p>78.23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1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13.2408" calcext:value-type="float">
            <text:p>313.2408</text:p>
          </table:table-cell>
          <table:table-cell table:number-columns-repeated="3" office:value-type="float" office:value="78.3102" calcext:value-type="float">
            <text:p>78.31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1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313.29" calcext:value-type="float">
            <text:p>313.29</text:p>
          </table:table-cell>
          <table:table-cell table:number-columns-repeated="3" office:value-type="float" office:value="78.3225" calcext:value-type="float">
            <text:p>78.322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1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13.5448" calcext:value-type="float">
            <text:p>313.5448</text:p>
          </table:table-cell>
          <table:table-cell table:number-columns-repeated="3" office:value-type="float" office:value="78.3862" calcext:value-type="float">
            <text:p>78.386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1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13.6116" calcext:value-type="float">
            <text:p>313.6116</text:p>
          </table:table-cell>
          <table:table-cell table:number-columns-repeated="3" office:value-type="float" office:value="78.4029" calcext:value-type="float">
            <text:p>78.402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1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14.5968" calcext:value-type="float">
            <text:p>314.5968</text:p>
          </table:table-cell>
          <table:table-cell table:number-columns-repeated="3" office:value-type="float" office:value="78.6492" calcext:value-type="float">
            <text:p>78.649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1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314.7412" calcext:value-type="float">
            <text:p>314.7412</text:p>
          </table:table-cell>
          <table:table-cell table:number-columns-repeated="3" office:value-type="float" office:value="78.6853" calcext:value-type="float">
            <text:p>78.68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1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14.7836" calcext:value-type="float">
            <text:p>314.7836</text:p>
          </table:table-cell>
          <table:table-cell table:number-columns-repeated="3" office:value-type="float" office:value="78.6959" calcext:value-type="float">
            <text:p>78.69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1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15.2628" calcext:value-type="float">
            <text:p>315.2628</text:p>
          </table:table-cell>
          <table:table-cell table:number-columns-repeated="3" office:value-type="float" office:value="78.8157" calcext:value-type="float">
            <text:p>78.815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1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15.6644" calcext:value-type="float">
            <text:p>315.6644</text:p>
          </table:table-cell>
          <table:table-cell table:number-columns-repeated="3" office:value-type="float" office:value="78.9161" calcext:value-type="float">
            <text:p>78.91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1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17.4364" calcext:value-type="float">
            <text:p>317.4364</text:p>
          </table:table-cell>
          <table:table-cell table:number-columns-repeated="3" office:value-type="float" office:value="79.3591" calcext:value-type="float">
            <text:p>79.35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1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17.634" calcext:value-type="float">
            <text:p>317.634</text:p>
          </table:table-cell>
          <table:table-cell table:number-columns-repeated="3" office:value-type="float" office:value="79.4085" calcext:value-type="float">
            <text:p>79.40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1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0.474" calcext:value-type="float">
            <text:p>320.474</text:p>
          </table:table-cell>
          <table:table-cell table:number-columns-repeated="3" office:value-type="float" office:value="80.1185" calcext:value-type="float">
            <text:p>80.11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1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1.6244" calcext:value-type="float">
            <text:p>321.6244</text:p>
          </table:table-cell>
          <table:table-cell table:number-columns-repeated="3" office:value-type="float" office:value="80.4061" calcext:value-type="float">
            <text:p>80.40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1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3.2364" calcext:value-type="float">
            <text:p>323.2364</text:p>
          </table:table-cell>
          <table:table-cell table:number-columns-repeated="3" office:value-type="float" office:value="80.8091" calcext:value-type="float">
            <text:p>80.80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1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3.276" calcext:value-type="float">
            <text:p>323.276</text:p>
          </table:table-cell>
          <table:table-cell table:number-columns-repeated="3" office:value-type="float" office:value="80.819" calcext:value-type="float">
            <text:p>80.8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1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4.9372" calcext:value-type="float">
            <text:p>324.9372</text:p>
          </table:table-cell>
          <table:table-cell table:number-columns-repeated="3" office:value-type="float" office:value="81.2343" calcext:value-type="float">
            <text:p>81.23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4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24.9372" calcext:value-type="float">
            <text:p>324.9372</text:p>
          </table:table-cell>
          <table:table-cell table:number-columns-repeated="3" office:value-type="float" office:value="81.2343" calcext:value-type="float">
            <text:p>81.23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4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5.1888" calcext:value-type="float">
            <text:p>325.1888</text:p>
          </table:table-cell>
          <table:table-cell table:number-columns-repeated="3" office:value-type="float" office:value="81.2972" calcext:value-type="float">
            <text:p>81.29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1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5.8716" calcext:value-type="float">
            <text:p>325.8716</text:p>
          </table:table-cell>
          <table:table-cell table:number-columns-repeated="3" office:value-type="float" office:value="81.4679" calcext:value-type="float">
            <text:p>81.46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4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26.8772" calcext:value-type="float">
            <text:p>326.8772</text:p>
          </table:table-cell>
          <table:table-cell table:number-columns-repeated="3" office:value-type="float" office:value="81.7193" calcext:value-type="float">
            <text:p>81.719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1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27.5828" calcext:value-type="float">
            <text:p>327.5828</text:p>
          </table:table-cell>
          <table:table-cell table:number-columns-repeated="3" office:value-type="float" office:value="81.8957" calcext:value-type="float">
            <text:p>81.895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1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7.6144" calcext:value-type="float">
            <text:p>327.6144</text:p>
          </table:table-cell>
          <table:table-cell table:number-columns-repeated="3" office:value-type="float" office:value="81.9036" calcext:value-type="float">
            <text:p>81.903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1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8.3824" calcext:value-type="float">
            <text:p>328.3824</text:p>
          </table:table-cell>
          <table:table-cell table:number-columns-repeated="3" office:value-type="float" office:value="82.0956" calcext:value-type="float">
            <text:p>82.09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1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8.5684" calcext:value-type="float">
            <text:p>328.5684</text:p>
          </table:table-cell>
          <table:table-cell table:number-columns-repeated="3" office:value-type="float" office:value="82.1421" calcext:value-type="float">
            <text:p>82.142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1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30.7788" calcext:value-type="float">
            <text:p>330.7788</text:p>
          </table:table-cell>
          <table:table-cell table:number-columns-repeated="3" office:value-type="float" office:value="82.6947" calcext:value-type="float">
            <text:p>82.69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4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31.5768" calcext:value-type="float">
            <text:p>331.5768</text:p>
          </table:table-cell>
          <table:table-cell table:number-columns-repeated="3" office:value-type="float" office:value="82.8942" calcext:value-type="float">
            <text:p>82.894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4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31.7932" calcext:value-type="float">
            <text:p>331.7932</text:p>
          </table:table-cell>
          <table:table-cell table:number-columns-repeated="3" office:value-type="float" office:value="82.9483" calcext:value-type="float">
            <text:p>82.94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4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32.7876" calcext:value-type="float">
            <text:p>332.7876</text:p>
          </table:table-cell>
          <table:table-cell table:number-columns-repeated="3" office:value-type="float" office:value="83.1969" calcext:value-type="float">
            <text:p>83.19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2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332.84" calcext:value-type="float">
            <text:p>332.84</text:p>
          </table:table-cell>
          <table:table-cell table:number-columns-repeated="3" office:value-type="float" office:value="83.21" calcext:value-type="float">
            <text:p>83.2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4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33.884" calcext:value-type="float">
            <text:p>333.884</text:p>
          </table:table-cell>
          <table:table-cell table:number-columns-repeated="3" office:value-type="float" office:value="83.471" calcext:value-type="float">
            <text:p>83.4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2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335.078" calcext:value-type="float">
            <text:p>335.078</text:p>
          </table:table-cell>
          <table:table-cell table:number-columns-repeated="3" office:value-type="float" office:value="83.7695" calcext:value-type="float">
            <text:p>83.76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1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36.4348" calcext:value-type="float">
            <text:p>336.4348</text:p>
          </table:table-cell>
          <table:table-cell table:number-columns-repeated="3" office:value-type="float" office:value="84.1087" calcext:value-type="float">
            <text:p>84.108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1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37.5468" calcext:value-type="float">
            <text:p>337.5468</text:p>
          </table:table-cell>
          <table:table-cell table:number-columns-repeated="3" office:value-type="float" office:value="84.3867" calcext:value-type="float">
            <text:p>84.38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1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37.6508" calcext:value-type="float">
            <text:p>337.6508</text:p>
          </table:table-cell>
          <table:table-cell table:number-columns-repeated="3" office:value-type="float" office:value="84.4127" calcext:value-type="float">
            <text:p>84.41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4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38.418" calcext:value-type="float">
            <text:p>338.418</text:p>
          </table:table-cell>
          <table:table-cell table:number-columns-repeated="3" office:value-type="float" office:value="84.6045" calcext:value-type="float">
            <text:p>84.604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1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40.196" calcext:value-type="float">
            <text:p>340.196</text:p>
          </table:table-cell>
          <table:table-cell table:number-columns-repeated="3" office:value-type="float" office:value="85.049" calcext:value-type="float">
            <text:p>85.0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1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40.2096" calcext:value-type="float">
            <text:p>340.2096</text:p>
          </table:table-cell>
          <table:table-cell table:number-columns-repeated="3" office:value-type="float" office:value="85.0524" calcext:value-type="float">
            <text:p>85.05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2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340.5468" calcext:value-type="float">
            <text:p>340.5468</text:p>
          </table:table-cell>
          <table:table-cell table:number-columns-repeated="3" office:value-type="float" office:value="85.1367" calcext:value-type="float">
            <text:p>85.13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1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41.818" calcext:value-type="float">
            <text:p>341.818</text:p>
          </table:table-cell>
          <table:table-cell table:number-columns-repeated="3" office:value-type="float" office:value="85.4545" calcext:value-type="float">
            <text:p>85.454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1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43.6384" calcext:value-type="float">
            <text:p>343.6384</text:p>
          </table:table-cell>
          <table:table-cell table:number-columns-repeated="3" office:value-type="float" office:value="85.9096" calcext:value-type="float">
            <text:p>85.90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4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43.8104" calcext:value-type="float">
            <text:p>343.8104</text:p>
          </table:table-cell>
          <table:table-cell table:number-columns-repeated="3" office:value-type="float" office:value="85.9526" calcext:value-type="float">
            <text:p>85.95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2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46.1024" calcext:value-type="float">
            <text:p>346.1024</text:p>
          </table:table-cell>
          <table:table-cell table:number-columns-repeated="3" office:value-type="float" office:value="86.5256" calcext:value-type="float">
            <text:p>86.52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2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51.6124" calcext:value-type="float">
            <text:p>351.6124</text:p>
          </table:table-cell>
          <table:table-cell table:number-columns-repeated="3" office:value-type="float" office:value="87.9031" calcext:value-type="float">
            <text:p>87.90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2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362.4036" calcext:value-type="float">
            <text:p>362.4036</text:p>
          </table:table-cell>
          <table:table-cell table:number-columns-repeated="3" office:value-type="float" office:value="90.6009" calcext:value-type="float">
            <text:p>90.600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4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66.0108" calcext:value-type="float">
            <text:p>366.0108</text:p>
          </table:table-cell>
          <table:table-cell table:number-columns-repeated="3" office:value-type="float" office:value="91.5027" calcext:value-type="float">
            <text:p>91.50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2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66.0856" calcext:value-type="float">
            <text:p>366.0856</text:p>
          </table:table-cell>
          <table:table-cell table:number-columns-repeated="3" office:value-type="float" office:value="91.5214" calcext:value-type="float">
            <text:p>91.52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2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366.8388" calcext:value-type="float">
            <text:p>366.8388</text:p>
          </table:table-cell>
          <table:table-cell table:number-columns-repeated="3" office:value-type="float" office:value="91.7097" calcext:value-type="float">
            <text:p>91.70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1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67.9884" calcext:value-type="float">
            <text:p>367.9884</text:p>
          </table:table-cell>
          <table:table-cell table:number-columns-repeated="3" office:value-type="float" office:value="91.9971" calcext:value-type="float">
            <text:p>91.99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4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369.9188" calcext:value-type="float">
            <text:p>369.9188</text:p>
          </table:table-cell>
          <table:table-cell table:number-columns-repeated="3" office:value-type="float" office:value="92.4797" calcext:value-type="float">
            <text:p>92.47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1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70.152" calcext:value-type="float">
            <text:p>370.152</text:p>
          </table:table-cell>
          <table:table-cell table:number-columns-repeated="3" office:value-type="float" office:value="92.538" calcext:value-type="float">
            <text:p>92.5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1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71.3856" calcext:value-type="float">
            <text:p>371.3856</text:p>
          </table:table-cell>
          <table:table-cell table:number-columns-repeated="3" office:value-type="float" office:value="92.8464" calcext:value-type="float">
            <text:p>92.84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1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71.6952" calcext:value-type="float">
            <text:p>371.6952</text:p>
          </table:table-cell>
          <table:table-cell table:number-columns-repeated="3" office:value-type="float" office:value="92.9238" calcext:value-type="float">
            <text:p>92.92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2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372.2132" calcext:value-type="float">
            <text:p>372.2132</text:p>
          </table:table-cell>
          <table:table-cell table:number-columns-repeated="3" office:value-type="float" office:value="93.0533" calcext:value-type="float">
            <text:p>93.05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1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2.858" calcext:value-type="float">
            <text:p>372.858</text:p>
          </table:table-cell>
          <table:table-cell table:number-columns-repeated="3" office:value-type="float" office:value="93.2145" calcext:value-type="float">
            <text:p>93.214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1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3.1164" calcext:value-type="float">
            <text:p>373.1164</text:p>
          </table:table-cell>
          <table:table-cell table:number-columns-repeated="3" office:value-type="float" office:value="93.2791" calcext:value-type="float">
            <text:p>93.27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1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4.554" calcext:value-type="float">
            <text:p>374.554</text:p>
          </table:table-cell>
          <table:table-cell table:number-columns-repeated="3" office:value-type="float" office:value="93.6385" calcext:value-type="float">
            <text:p>93.63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1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5.1044" calcext:value-type="float">
            <text:p>375.1044</text:p>
          </table:table-cell>
          <table:table-cell table:number-columns-repeated="3" office:value-type="float" office:value="93.7761" calcext:value-type="float">
            <text:p>93.77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1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7.1312" calcext:value-type="float">
            <text:p>377.1312</text:p>
          </table:table-cell>
          <table:table-cell table:number-columns-repeated="3" office:value-type="float" office:value="94.2828" calcext:value-type="float">
            <text:p>94.28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1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7.606" calcext:value-type="float">
            <text:p>377.606</text:p>
          </table:table-cell>
          <table:table-cell table:number-columns-repeated="3" office:value-type="float" office:value="94.4015" calcext:value-type="float">
            <text:p>94.401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2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79.3944" calcext:value-type="float">
            <text:p>379.3944</text:p>
          </table:table-cell>
          <table:table-cell table:number-columns-repeated="3" office:value-type="float" office:value="94.8486" calcext:value-type="float">
            <text:p>94.848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4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86.0084" calcext:value-type="float">
            <text:p>386.0084</text:p>
          </table:table-cell>
          <table:table-cell table:number-columns-repeated="3" office:value-type="float" office:value="96.5021" calcext:value-type="float">
            <text:p>96.502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4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87.8572" calcext:value-type="float">
            <text:p>387.8572</text:p>
          </table:table-cell>
          <table:table-cell table:number-columns-repeated="3" office:value-type="float" office:value="96.9643" calcext:value-type="float">
            <text:p>96.96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4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89.4572" calcext:value-type="float">
            <text:p>389.4572</text:p>
          </table:table-cell>
          <table:table-cell table:number-columns-repeated="3" office:value-type="float" office:value="97.3643" calcext:value-type="float">
            <text:p>97.36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4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90.456" calcext:value-type="float">
            <text:p>390.456</text:p>
          </table:table-cell>
          <table:table-cell table:number-columns-repeated="3" office:value-type="float" office:value="97.614" calcext:value-type="float">
            <text:p>97.6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4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91.8356" calcext:value-type="float">
            <text:p>391.8356</text:p>
          </table:table-cell>
          <table:table-cell table:number-columns-repeated="3" office:value-type="float" office:value="97.9589" calcext:value-type="float">
            <text:p>97.95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1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96.4416" calcext:value-type="float">
            <text:p>396.4416</text:p>
          </table:table-cell>
          <table:table-cell table:number-columns-repeated="3" office:value-type="float" office:value="99.1104" calcext:value-type="float">
            <text:p>99.11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1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98.9344" calcext:value-type="float">
            <text:p>398.9344</text:p>
          </table:table-cell>
          <table:table-cell table:number-columns-repeated="3" office:value-type="float" office:value="99.7336" calcext:value-type="float">
            <text:p>99.733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4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406.8364" calcext:value-type="float">
            <text:p>406.8364</text:p>
          </table:table-cell>
          <table:table-cell table:number-columns-repeated="3" office:value-type="float" office:value="101.7091" calcext:value-type="float">
            <text:p>101.70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2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407.7384" calcext:value-type="float">
            <text:p>407.7384</text:p>
          </table:table-cell>
          <table:table-cell table:number-columns-repeated="3" office:value-type="float" office:value="101.9346" calcext:value-type="float">
            <text:p>101.934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2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415.5588" calcext:value-type="float">
            <text:p>415.5588</text:p>
          </table:table-cell>
          <table:table-cell table:number-columns-repeated="3" office:value-type="float" office:value="103.8897" calcext:value-type="float">
            <text:p>103.88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2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428.9768" calcext:value-type="float">
            <text:p>428.9768</text:p>
          </table:table-cell>
          <table:table-cell table:number-columns-repeated="3" office:value-type="float" office:value="107.2442" calcext:value-type="float">
            <text:p>107.244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2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429.5336" calcext:value-type="float">
            <text:p>429.5336</text:p>
          </table:table-cell>
          <table:table-cell table:number-columns-repeated="3" office:value-type="float" office:value="107.3834" calcext:value-type="float">
            <text:p>107.38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2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429.9788" calcext:value-type="float">
            <text:p>429.9788</text:p>
          </table:table-cell>
          <table:table-cell table:number-columns-repeated="3" office:value-type="float" office:value="107.4947" calcext:value-type="float">
            <text:p>107.49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2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435.8348" calcext:value-type="float">
            <text:p>435.8348</text:p>
          </table:table-cell>
          <table:table-cell table:number-columns-repeated="3" office:value-type="float" office:value="108.9587" calcext:value-type="float">
            <text:p>108.958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1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47.904" calcext:value-type="float">
            <text:p>447.904</text:p>
          </table:table-cell>
          <table:table-cell table:number-columns-repeated="3" office:value-type="float" office:value="111.976" calcext:value-type="float">
            <text:p>111.9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4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62.4792" calcext:value-type="float">
            <text:p>462.4792</text:p>
          </table:table-cell>
          <table:table-cell table:number-columns-repeated="3" office:value-type="float" office:value="115.6198" calcext:value-type="float">
            <text:p>115.61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1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70.8764" calcext:value-type="float">
            <text:p>470.8764</text:p>
          </table:table-cell>
          <table:table-cell table:number-columns-repeated="3" office:value-type="float" office:value="117.7191" calcext:value-type="float">
            <text:p>117.71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4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0.9228" calcext:value-type="float">
            <text:p>470.9228</text:p>
          </table:table-cell>
          <table:table-cell table:number-columns-repeated="3" office:value-type="float" office:value="117.7307" calcext:value-type="float">
            <text:p>117.73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4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2.364" calcext:value-type="float">
            <text:p>472.364</text:p>
          </table:table-cell>
          <table:table-cell table:number-columns-repeated="3" office:value-type="float" office:value="118.091" calcext:value-type="float">
            <text:p>118.0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4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2.38" calcext:value-type="float">
            <text:p>472.38</text:p>
          </table:table-cell>
          <table:table-cell table:number-columns-repeated="3" office:value-type="float" office:value="118.095" calcext:value-type="float">
            <text:p>118.0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4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2.73" calcext:value-type="float">
            <text:p>472.73</text:p>
          </table:table-cell>
          <table:table-cell table:number-columns-repeated="3" office:value-type="float" office:value="118.1825" calcext:value-type="float">
            <text:p>118.182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1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73.3548" calcext:value-type="float">
            <text:p>473.3548</text:p>
          </table:table-cell>
          <table:table-cell table:number-columns-repeated="3" office:value-type="float" office:value="118.3387" calcext:value-type="float">
            <text:p>118.338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4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4.0892" calcext:value-type="float">
            <text:p>474.0892</text:p>
          </table:table-cell>
          <table:table-cell table:number-columns-repeated="3" office:value-type="float" office:value="118.5223" calcext:value-type="float">
            <text:p>118.52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1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74.6416" calcext:value-type="float">
            <text:p>474.6416</text:p>
          </table:table-cell>
          <table:table-cell table:number-columns-repeated="3" office:value-type="float" office:value="118.6604" calcext:value-type="float">
            <text:p>118.66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4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5.4676" calcext:value-type="float">
            <text:p>475.4676</text:p>
          </table:table-cell>
          <table:table-cell table:number-columns-repeated="3" office:value-type="float" office:value="118.8669" calcext:value-type="float">
            <text:p>118.86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4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477.5772" calcext:value-type="float">
            <text:p>477.5772</text:p>
          </table:table-cell>
          <table:table-cell table:number-columns-repeated="3" office:value-type="float" office:value="119.3943" calcext:value-type="float">
            <text:p>119.39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4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478.5648" calcext:value-type="float">
            <text:p>478.5648</text:p>
          </table:table-cell>
          <table:table-cell table:number-columns-repeated="3" office:value-type="float" office:value="119.6412" calcext:value-type="float">
            <text:p>119.641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1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79.1736" calcext:value-type="float">
            <text:p>479.1736</text:p>
          </table:table-cell>
          <table:table-cell table:number-columns-repeated="3" office:value-type="float" office:value="119.7934" calcext:value-type="float">
            <text:p>119.79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1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80.156" calcext:value-type="float">
            <text:p>480.156</text:p>
          </table:table-cell>
          <table:table-cell table:number-columns-repeated="3" office:value-type="float" office:value="120.039" calcext:value-type="float">
            <text:p>120.0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1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80.2584" calcext:value-type="float">
            <text:p>480.2584</text:p>
          </table:table-cell>
          <table:table-cell table:number-columns-repeated="3" office:value-type="float" office:value="120.0646" calcext:value-type="float">
            <text:p>120.064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4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81.6904" calcext:value-type="float">
            <text:p>481.6904</text:p>
          </table:table-cell>
          <table:table-cell table:number-columns-repeated="3" office:value-type="float" office:value="120.4226" calcext:value-type="float">
            <text:p>120.42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1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83.5948" calcext:value-type="float">
            <text:p>483.5948</text:p>
          </table:table-cell>
          <table:table-cell table:number-columns-repeated="3" office:value-type="float" office:value="120.8987" calcext:value-type="float">
            <text:p>120.898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4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83.7616" calcext:value-type="float">
            <text:p>483.7616</text:p>
          </table:table-cell>
          <table:table-cell table:number-columns-repeated="3" office:value-type="float" office:value="120.9404" calcext:value-type="float">
            <text:p>120.94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4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484.5172" calcext:value-type="float">
            <text:p>484.5172</text:p>
          </table:table-cell>
          <table:table-cell table:number-columns-repeated="3" office:value-type="float" office:value="121.1293" calcext:value-type="float">
            <text:p>121.129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4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88.3912" calcext:value-type="float">
            <text:p>488.3912</text:p>
          </table:table-cell>
          <table:table-cell table:number-columns-repeated="3" office:value-type="float" office:value="122.0978" calcext:value-type="float">
            <text:p>122.09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4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91.9632" calcext:value-type="float">
            <text:p>491.9632</text:p>
          </table:table-cell>
          <table:table-cell table:number-columns-repeated="3" office:value-type="float" office:value="122.9908" calcext:value-type="float">
            <text:p>122.99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4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94.7764" calcext:value-type="float">
            <text:p>494.7764</text:p>
          </table:table-cell>
          <table:table-cell table:number-columns-repeated="3" office:value-type="float" office:value="123.6941" calcext:value-type="float">
            <text:p>123.69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4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00.0664" calcext:value-type="float">
            <text:p>500.0664</text:p>
          </table:table-cell>
          <table:table-cell table:number-columns-repeated="3" office:value-type="float" office:value="125.0166" calcext:value-type="float">
            <text:p>125.016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4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00.8996" calcext:value-type="float">
            <text:p>500.8996</text:p>
          </table:table-cell>
          <table:table-cell table:number-columns-repeated="3" office:value-type="float" office:value="125.2249" calcext:value-type="float">
            <text:p>125.22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2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518.5756" calcext:value-type="float">
            <text:p>518.5756</text:p>
          </table:table-cell>
          <table:table-cell table:number-columns-repeated="3" office:value-type="float" office:value="129.6439" calcext:value-type="float">
            <text:p>129.64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2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524.1632" calcext:value-type="float">
            <text:p>524.1632</text:p>
          </table:table-cell>
          <table:table-cell table:number-columns-repeated="3" office:value-type="float" office:value="131.0408" calcext:value-type="float">
            <text:p>131.04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2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538.6232" calcext:value-type="float">
            <text:p>538.6232</text:p>
          </table:table-cell>
          <table:table-cell table:number-columns-repeated="3" office:value-type="float" office:value="134.6558" calcext:value-type="float">
            <text:p>134.655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1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556.1068" calcext:value-type="float">
            <text:p>556.1068</text:p>
          </table:table-cell>
          <table:table-cell table:number-columns-repeated="3" office:value-type="float" office:value="139.0267" calcext:value-type="float">
            <text:p>139.02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4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76.2024" calcext:value-type="float">
            <text:p>576.2024</text:p>
          </table:table-cell>
          <table:table-cell table:number-columns-repeated="3" office:value-type="float" office:value="144.0506" calcext:value-type="float">
            <text:p>144.05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4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79.2008" calcext:value-type="float">
            <text:p>579.2008</text:p>
          </table:table-cell>
          <table:table-cell table:number-columns-repeated="3" office:value-type="float" office:value="144.8002" calcext:value-type="float">
            <text:p>144.80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1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582.1136" calcext:value-type="float">
            <text:p>582.1136</text:p>
          </table:table-cell>
          <table:table-cell table:number-columns-repeated="3" office:value-type="float" office:value="145.5284" calcext:value-type="float">
            <text:p>145.528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1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584.1856" calcext:value-type="float">
            <text:p>584.1856</text:p>
          </table:table-cell>
          <table:table-cell table:number-columns-repeated="3" office:value-type="float" office:value="146.0464" calcext:value-type="float">
            <text:p>146.04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1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591.5128" calcext:value-type="float">
            <text:p>591.5128</text:p>
          </table:table-cell>
          <table:table-cell table:number-columns-repeated="3" office:value-type="float" office:value="147.8782" calcext:value-type="float">
            <text:p>147.87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1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591.9088" calcext:value-type="float">
            <text:p>591.9088</text:p>
          </table:table-cell>
          <table:table-cell table:number-columns-repeated="3" office:value-type="float" office:value="147.9772" calcext:value-type="float">
            <text:p>147.97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4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94.2596" calcext:value-type="float">
            <text:p>594.2596</text:p>
          </table:table-cell>
          <table:table-cell table:number-columns-repeated="3" office:value-type="float" office:value="148.5649" calcext:value-type="float">
            <text:p>148.56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4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95.8848" calcext:value-type="float">
            <text:p>595.8848</text:p>
          </table:table-cell>
          <table:table-cell table:number-columns-repeated="3" office:value-type="float" office:value="148.9712" calcext:value-type="float">
            <text:p>148.971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4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98.4692" calcext:value-type="float">
            <text:p>598.4692</text:p>
          </table:table-cell>
          <table:table-cell table:number-columns-repeated="3" office:value-type="float" office:value="149.6173" calcext:value-type="float">
            <text:p>149.61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4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602.3408" calcext:value-type="float">
            <text:p>602.3408</text:p>
          </table:table-cell>
          <table:table-cell table:number-columns-repeated="3" office:value-type="float" office:value="150.5852" calcext:value-type="float">
            <text:p>150.58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1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605.6476" calcext:value-type="float">
            <text:p>605.6476</text:p>
          </table:table-cell>
          <table:table-cell table:number-columns-repeated="3" office:value-type="float" office:value="151.4119" calcext:value-type="float">
            <text:p>151.41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1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610.3392" calcext:value-type="float">
            <text:p>610.3392</text:p>
          </table:table-cell>
          <table:table-cell table:number-columns-repeated="3" office:value-type="float" office:value="152.5848" calcext:value-type="float">
            <text:p>152.584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1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611.9732" calcext:value-type="float">
            <text:p>611.9732</text:p>
          </table:table-cell>
          <table:table-cell table:number-columns-repeated="3" office:value-type="float" office:value="152.9933" calcext:value-type="float">
            <text:p>152.99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1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616.1332" calcext:value-type="float">
            <text:p>616.1332</text:p>
          </table:table-cell>
          <table:table-cell table:number-columns-repeated="3" office:value-type="float" office:value="154.0333" calcext:value-type="float">
            <text:p>154.03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1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618.2208" calcext:value-type="float">
            <text:p>618.2208</text:p>
          </table:table-cell>
          <table:table-cell table:number-columns-repeated="3" office:value-type="float" office:value="154.5552" calcext:value-type="float">
            <text:p>154.55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1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623.48" calcext:value-type="float">
            <text:p>623.48</text:p>
          </table:table-cell>
          <table:table-cell table:number-columns-repeated="3" office:value-type="float" office:value="155.87" calcext:value-type="float">
            <text:p>155.8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1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657.5876" calcext:value-type="float">
            <text:p>657.5876</text:p>
          </table:table-cell>
          <table:table-cell table:number-columns-repeated="3" office:value-type="float" office:value="164.3969" calcext:value-type="float">
            <text:p>164.39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1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662.1876" calcext:value-type="float">
            <text:p>662.1876</text:p>
          </table:table-cell>
          <table:table-cell table:number-columns-repeated="3" office:value-type="float" office:value="165.5469" calcext:value-type="float">
            <text:p>165.54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2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692.588" calcext:value-type="float">
            <text:p>692.588</text:p>
          </table:table-cell>
          <table:table-cell table:number-columns-repeated="3" office:value-type="float" office:value="173.147" calcext:value-type="float">
            <text:p>173.1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1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692.7748" calcext:value-type="float">
            <text:p>692.7748</text:p>
          </table:table-cell>
          <table:table-cell table:number-columns-repeated="3" office:value-type="float" office:value="173.1937" calcext:value-type="float">
            <text:p>173.19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2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723.5624" calcext:value-type="float">
            <text:p>723.5624</text:p>
          </table:table-cell>
          <table:table-cell table:number-columns-repeated="3" office:value-type="float" office:value="180.8906" calcext:value-type="float">
            <text:p>180.89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2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729.4296" calcext:value-type="float">
            <text:p>729.4296</text:p>
          </table:table-cell>
          <table:table-cell table:number-columns-repeated="3" office:value-type="float" office:value="182.3574" calcext:value-type="float">
            <text:p>182.357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2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790.1352" calcext:value-type="float">
            <text:p>790.1352</text:p>
          </table:table-cell>
          <table:table-cell table:number-columns-repeated="3" office:value-type="float" office:value="197.5338" calcext:value-type="float">
            <text:p>197.53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4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811.6008" calcext:value-type="float">
            <text:p>811.6008</text:p>
          </table:table-cell>
          <table:table-cell table:number-columns-repeated="3" office:value-type="float" office:value="202.9002" calcext:value-type="float">
            <text:p>202.90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2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816.0952" calcext:value-type="float">
            <text:p>816.0952</text:p>
          </table:table-cell>
          <table:table-cell table:number-columns-repeated="3" office:value-type="float" office:value="204.0238" calcext:value-type="float">
            <text:p>204.02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2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836.688" calcext:value-type="float">
            <text:p>836.688</text:p>
          </table:table-cell>
          <table:table-cell table:number-columns-repeated="3" office:value-type="float" office:value="209.172" calcext:value-type="float">
            <text:p>209.1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4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38.9368" calcext:value-type="float">
            <text:p>938.9368</text:p>
          </table:table-cell>
          <table:table-cell table:number-columns-repeated="3" office:value-type="float" office:value="234.7342" calcext:value-type="float">
            <text:p>234.734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4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39.4608" calcext:value-type="float">
            <text:p>939.4608</text:p>
          </table:table-cell>
          <table:table-cell table:number-columns-repeated="3" office:value-type="float" office:value="234.8652" calcext:value-type="float">
            <text:p>234.86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4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40.308" calcext:value-type="float">
            <text:p>940.308</text:p>
          </table:table-cell>
          <table:table-cell table:number-columns-repeated="3" office:value-type="float" office:value="235.077" calcext:value-type="float">
            <text:p>235.0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4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44.1312" calcext:value-type="float">
            <text:p>944.1312</text:p>
          </table:table-cell>
          <table:table-cell table:number-columns-repeated="3" office:value-type="float" office:value="236.0328" calcext:value-type="float">
            <text:p>236.03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4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46.528" calcext:value-type="float">
            <text:p>946.528</text:p>
          </table:table-cell>
          <table:table-cell table:number-columns-repeated="3" office:value-type="float" office:value="236.632" calcext:value-type="float">
            <text:p>236.6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4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48.3788" calcext:value-type="float">
            <text:p>948.3788</text:p>
          </table:table-cell>
          <table:table-cell table:number-columns-repeated="3" office:value-type="float" office:value="237.0947" calcext:value-type="float">
            <text:p>237.09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4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0.9076" calcext:value-type="float">
            <text:p>990.9076</text:p>
          </table:table-cell>
          <table:table-cell table:number-columns-repeated="3" office:value-type="float" office:value="247.7269" calcext:value-type="float">
            <text:p>247.72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4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3.5016" calcext:value-type="float">
            <text:p>993.5016</text:p>
          </table:table-cell>
          <table:table-cell table:number-columns-repeated="3" office:value-type="float" office:value="248.3754" calcext:value-type="float">
            <text:p>248.37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4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3.8164" calcext:value-type="float">
            <text:p>993.8164</text:p>
          </table:table-cell>
          <table:table-cell table:number-columns-repeated="3" office:value-type="float" office:value="248.4541" calcext:value-type="float">
            <text:p>248.45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4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5.8588" calcext:value-type="float">
            <text:p>995.8588</text:p>
          </table:table-cell>
          <table:table-cell table:number-columns-repeated="3" office:value-type="float" office:value="248.9647" calcext:value-type="float">
            <text:p>248.96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4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7.4976" calcext:value-type="float">
            <text:p>997.4976</text:p>
          </table:table-cell>
          <table:table-cell table:number-columns-repeated="3" office:value-type="float" office:value="249.3744" calcext:value-type="float">
            <text:p>249.37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4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8.4292" calcext:value-type="float">
            <text:p>998.4292</text:p>
          </table:table-cell>
          <table:table-cell table:number-columns-repeated="3" office:value-type="float" office:value="249.6073" calcext:value-type="float">
            <text:p>249.60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4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9.12" calcext:value-type="float">
            <text:p>999.12</text:p>
          </table:table-cell>
          <table:table-cell table:number-columns-repeated="3" office:value-type="float" office:value="249.78" calcext:value-type="float">
            <text:p>249.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4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001.874" calcext:value-type="float">
            <text:p>1001.874</text:p>
          </table:table-cell>
          <table:table-cell table:number-columns-repeated="3" office:value-type="float" office:value="250.4685" calcext:value-type="float">
            <text:p>250.46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4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002.9612" calcext:value-type="float">
            <text:p>1002.9612</text:p>
          </table:table-cell>
          <table:table-cell table:number-columns-repeated="3" office:value-type="float" office:value="250.7403" calcext:value-type="float">
            <text:p>250.740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4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006.4996" calcext:value-type="float">
            <text:p>1006.4996</text:p>
          </table:table-cell>
          <table:table-cell table:number-columns-repeated="3" office:value-type="float" office:value="251.6249" calcext:value-type="float">
            <text:p>251.62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4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013.0388" calcext:value-type="float">
            <text:p>1013.0388</text:p>
          </table:table-cell>
          <table:table-cell table:number-columns-repeated="3" office:value-type="float" office:value="253.2597" calcext:value-type="float">
            <text:p>253.25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4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101.1656" calcext:value-type="float">
            <text:p>1101.1656</text:p>
          </table:table-cell>
          <table:table-cell table:number-columns-repeated="3" office:value-type="float" office:value="275.2914" calcext:value-type="float">
            <text:p>275.29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4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105.202" calcext:value-type="float">
            <text:p>1105.202</text:p>
          </table:table-cell>
          <table:table-cell table:number-columns-repeated="3" office:value-type="float" office:value="276.3005" calcext:value-type="float">
            <text:p>276.30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4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115.8556" calcext:value-type="float">
            <text:p>1115.8556</text:p>
          </table:table-cell>
          <table:table-cell table:number-columns-repeated="3" office:value-type="float" office:value="278.9639" calcext:value-type="float">
            <text:p>278.96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4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121.7012" calcext:value-type="float">
            <text:p>1121.7012</text:p>
          </table:table-cell>
          <table:table-cell table:number-columns-repeated="3" office:value-type="float" office:value="280.4253" calcext:value-type="float">
            <text:p>280.42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4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134.9144" calcext:value-type="float">
            <text:p>1134.9144</text:p>
          </table:table-cell>
          <table:table-cell table:number-columns-repeated="3" office:value-type="float" office:value="283.7286" calcext:value-type="float">
            <text:p>283.728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1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164.5592" calcext:value-type="float">
            <text:p>1164.5592</text:p>
          </table:table-cell>
          <table:table-cell table:number-columns-repeated="3" office:value-type="float" office:value="291.1398" calcext:value-type="float">
            <text:p>291.13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4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172.2768" calcext:value-type="float">
            <text:p>1172.2768</text:p>
          </table:table-cell>
          <table:table-cell table:number-columns-repeated="3" office:value-type="float" office:value="293.0692" calcext:value-type="float">
            <text:p>293.069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1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243.134" calcext:value-type="float">
            <text:p>1243.134</text:p>
          </table:table-cell>
          <table:table-cell table:number-columns-repeated="3" office:value-type="float" office:value="310.7835" calcext:value-type="float">
            <text:p>310.78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1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309.5348" calcext:value-type="float">
            <text:p>1309.5348</text:p>
          </table:table-cell>
          <table:table-cell table:number-columns-repeated="3" office:value-type="float" office:value="327.3837" calcext:value-type="float">
            <text:p>327.38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1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401.0928" calcext:value-type="float">
            <text:p>1401.0928</text:p>
          </table:table-cell>
          <table:table-cell table:number-columns-repeated="3" office:value-type="float" office:value="350.2732" calcext:value-type="float">
            <text:p>350.27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1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1429.8628" calcext:value-type="float">
            <text:p>1429.8628</text:p>
          </table:table-cell>
          <table:table-cell table:number-columns-repeated="3" office:value-type="float" office:value="357.4657" calcext:value-type="float">
            <text:p>357.465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1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441.8548" calcext:value-type="float">
            <text:p>1441.8548</text:p>
          </table:table-cell>
          <table:table-cell table:number-columns-repeated="3" office:value-type="float" office:value="360.4637" calcext:value-type="float">
            <text:p>360.46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1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1457.58" calcext:value-type="float">
            <text:p>1457.58</text:p>
          </table:table-cell>
          <table:table-cell table:number-columns-repeated="3" office:value-type="float" office:value="364.395" calcext:value-type="float">
            <text:p>364.3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1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476.302" calcext:value-type="float">
            <text:p>1476.302</text:p>
          </table:table-cell>
          <table:table-cell table:number-columns-repeated="3" office:value-type="float" office:value="369.0755" calcext:value-type="float">
            <text:p>369.0755</text:p>
          </table:table-cell>
        </table:table-row>
        <calcext:conditional-formats>
          <calcext:conditional-format calcext:target-range-address="Runtime_Combined.C1:Runtime_Combined.C649">
            <calcext:color-scale>
              <calcext:color-scale-entry calcext:value="1" calcext:type="number" calcext:color="#81d41a"/>
              <calcext:color-scale-entry calcext:value="2" calcext:type="number" calcext:color="#729fcf"/>
              <calcext:color-scale-entry calcext:value="4" calcext:type="number" calcext:color="#8e86ae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Runtime_Combined.A1:Runtime_Combined.K649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ffa6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03T14:47:54.657799331</dc:date>
    <meta:editing-duration>PT10M20S</meta:editing-duration>
    <meta:editing-cycles>3</meta:editing-cycles>
    <meta:generator>LibreOffice/6.4.7.2$Linux_X86_64 LibreOffice_project/40$Build-2</meta:generator>
    <meta:document-statistic meta:table-count="1" meta:cell-count="7139" meta:object-count="0"/>
  </office:meta>
</office:document-meta>
</file>